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Courier 10 Pitch" svg:font-family="'Courier 10 Pitch'"/>
    <style:font-face style:name="Courier New1" svg:font-family="'Courier New'"/>
    <style:font-face style:name="Symbol" svg:font-family="Symbol"/>
    <style:font-face style:name="Ubuntu" svg:font-family="Ubuntu"/>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may-break-between-rows="true" style:writing-mode="lr-tb"/>
    </style:style>
    <style:style style:name="Table1.A" style:family="table-column">
      <style:table-column-properties style:column-width="2.073cm"/>
    </style:style>
    <style:style style:name="Table1.B" style:family="table-column">
      <style:table-column-properties style:column-width="7.276cm"/>
    </style:style>
    <style:style style:name="Table1.C" style:family="table-column">
      <style:table-column-properties style:column-width="8.246cm"/>
    </style:style>
    <style:style style:name="Table1.A1" style:family="table-cell">
      <style:table-cell-properties fo:background-color="#ffffff" fo:padding-left="0.095cm" fo:padding-right="0.095cm" fo:padding-top="0cm" fo:padding-bottom="0cm" fo:border="0.002cm solid #000000" fo:vertical-align="top">
        <style:background-image/>
      </style:table-cell-properties>
    </style:style>
    <style:style style:name="Table2" style:family="table">
      <style:table-properties style:width="15.355cm" fo:margin-left="0cm" table:align="left" style:may-break-between-rows="true" style:writing-mode="lr-tb"/>
    </style:style>
    <style:style style:name="Table2.A" style:family="table-column">
      <style:table-column-properties style:column-width="3.889cm"/>
    </style:style>
    <style:style style:name="Table2.B" style:family="table-column">
      <style:table-column-properties style:column-width="11.465cm"/>
    </style:style>
    <style:style style:name="Table2.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B1" style:family="table-cell">
      <style:table-cell-properties fo:background-color="#ffffff" fo:padding-left="0.095cm" fo:padding-right="0.095cm" fo:padding-top="0cm" fo:padding-bottom="0cm" fo:border="0.018cm solid #000000" fo:vertical-align="top">
        <style:background-image/>
      </style:table-cell-properties>
    </style:style>
    <style:style style:name="Table2.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B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A4" style:family="table-cell" style:data-style-name="N0">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 style:family="table">
      <style:table-properties style:width="15.355cm" fo:margin-left="0cm" table:align="left" style:may-break-between-rows="true" style:writing-mode="lr-tb"/>
    </style:style>
    <style:style style:name="Table3.A" style:family="table-column">
      <style:table-column-properties style:column-width="3.805cm"/>
    </style:style>
    <style:style style:name="Table3.B" style:family="table-column">
      <style:table-column-properties style:column-width="11.55cm"/>
    </style:style>
    <style:style style:name="Table3.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B1" style:family="table-cell">
      <style:table-cell-properties fo:background-color="#ffffff" fo:padding-left="0.095cm" fo:padding-right="0.095cm" fo:padding-top="0cm" fo:padding-bottom="0cm" fo:border="0.018cm solid #000000" fo:vertical-align="top">
        <style:background-image/>
      </style:table-cell-properties>
    </style:style>
    <style:style style:name="Table3.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B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5" style:family="table">
      <style:table-properties style:width="17.976cm" fo:margin-left="0cm" table:align="left" style:may-break-between-rows="true" style:writing-mode="lr-tb"/>
    </style:style>
    <style:style style:name="Table5.A" style:family="table-column">
      <style:table-column-properties style:column-width="3.889cm"/>
    </style:style>
    <style:style style:name="Table5.B" style:family="table-column">
      <style:table-column-properties style:column-width="3.563cm"/>
    </style:style>
    <style:style style:name="Table5.C" style:family="table-column">
      <style:table-column-properties style:column-width="10.523cm"/>
    </style:style>
    <style:style style:name="Table5.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5.C1" style:family="table-cell">
      <style:table-cell-properties fo:background-color="#ffffff" fo:padding-left="0.095cm" fo:padding-right="0.095cm" fo:padding-top="0cm" fo:padding-bottom="0cm" fo:border="0.018cm solid #000000" fo:vertical-align="top">
        <style:background-image/>
      </style:table-cell-properties>
    </style:style>
    <style:style style:name="Table5.2" style:family="table-row">
      <style:table-row-properties style:min-row-height="0.836cm"/>
    </style:style>
    <style:style style:name="Table5.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5.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6" style:family="table">
      <style:table-properties style:width="17.976cm" fo:margin-left="0cm" table:align="left" style:may-break-between-rows="true" style:writing-mode="lr-tb"/>
    </style:style>
    <style:style style:name="Table6.A" style:family="table-column">
      <style:table-column-properties style:column-width="3.889cm"/>
    </style:style>
    <style:style style:name="Table6.B" style:family="table-column">
      <style:table-column-properties style:column-width="3.563cm"/>
    </style:style>
    <style:style style:name="Table6.C" style:family="table-column">
      <style:table-column-properties style:column-width="10.523cm"/>
    </style:style>
    <style:style style:name="Table6.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6.C1" style:family="table-cell">
      <style:table-cell-properties fo:background-color="#ffffff" fo:padding-left="0.095cm" fo:padding-right="0.095cm" fo:padding-top="0cm" fo:padding-bottom="0cm" fo:border="0.018cm solid #000000" fo:vertical-align="top">
        <style:background-image/>
      </style:table-cell-properties>
    </style:style>
    <style:style style:name="Table6.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6.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7" style:family="table">
      <style:table-properties style:width="17.976cm" fo:margin-left="0cm" table:align="left" style:may-break-between-rows="true" style:writing-mode="lr-tb"/>
    </style:style>
    <style:style style:name="Table7.A" style:family="table-column">
      <style:table-column-properties style:column-width="3.889cm"/>
    </style:style>
    <style:style style:name="Table7.B" style:family="table-column">
      <style:table-column-properties style:column-width="3.563cm"/>
    </style:style>
    <style:style style:name="Table7.C" style:family="table-column">
      <style:table-column-properties style:column-width="10.523cm"/>
    </style:style>
    <style:style style:name="Table7.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7.C1" style:family="table-cell">
      <style:table-cell-properties fo:background-color="#ffffff" fo:padding-left="0.095cm" fo:padding-right="0.095cm" fo:padding-top="0cm" fo:padding-bottom="0cm" fo:border="0.018cm solid #000000" fo:vertical-align="top">
        <style:background-image/>
      </style:table-cell-properties>
    </style:style>
    <style:style style:name="Table7.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7.C2" style:family="table-cell" style:data-style-name="N0">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7.C3"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4" style:family="table">
      <style:table-properties style:width="17.976cm" fo:margin-left="0cm" table:align="left" style:may-break-between-rows="true" style:writing-mode="lr-tb"/>
    </style:style>
    <style:style style:name="Table4.A" style:family="table-column">
      <style:table-column-properties style:column-width="3.889cm"/>
    </style:style>
    <style:style style:name="Table4.B" style:family="table-column">
      <style:table-column-properties style:column-width="3.563cm"/>
    </style:style>
    <style:style style:name="Table4.C" style:family="table-column">
      <style:table-column-properties style:column-width="10.523cm"/>
    </style:style>
    <style:style style:name="Table4.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4.C1" style:family="table-cell">
      <style:table-cell-properties fo:background-color="#ffffff" fo:padding-left="0.095cm" fo:padding-right="0.095cm" fo:padding-top="0cm" fo:padding-bottom="0cm" fo:border="0.018cm solid #000000" fo:vertical-align="top">
        <style:background-image/>
      </style:table-cell-properties>
    </style:style>
    <style:style style:name="Table4.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4.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4.A6" style:family="table-cell">
      <style:table-cell-properties fo:background-color="#ffffff" fo:padding-left="0.095cm" fo:padding-right="0.095cm" fo:padding-top="0cm" fo:padding-bottom="0cm" fo:border-left="0.018cm solid #000000" fo:border-right="0.002cm solid #000000" fo:border-top="none" fo:border-bottom="0.018cm solid #000000" fo:vertical-align="top">
        <style:background-image/>
      </style:table-cell-properties>
    </style:style>
    <style:style style:name="Table4.C6" style:family="table-cell">
      <style:table-cell-properties fo:background-color="#ffffff" fo:padding-left="0.095cm" fo:padding-right="0.095cm" fo:padding-top="0cm" fo:padding-bottom="0cm" fo:border-left="0.018cm solid #000000" fo:border-right="0.018cm solid #000000" fo:border-top="none" fo:border-bottom="0.018cm solid #000000" fo:vertical-align="top">
        <style:background-image/>
      </style:table-cell-properties>
    </style:style>
    <style:style style:name="Table11" style:family="table">
      <style:table-properties style:width="17.976cm" fo:margin-left="0cm" table:align="left" style:may-break-between-rows="true" style:writing-mode="lr-tb"/>
    </style:style>
    <style:style style:name="Table11.A" style:family="table-column">
      <style:table-column-properties style:column-width="3.889cm"/>
    </style:style>
    <style:style style:name="Table11.B" style:family="table-column">
      <style:table-column-properties style:column-width="3.563cm"/>
    </style:style>
    <style:style style:name="Table11.C" style:family="table-column">
      <style:table-column-properties style:column-width="10.523cm"/>
    </style:style>
    <style:style style:name="Table11.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1.C1" style:family="table-cell">
      <style:table-cell-properties fo:background-color="#ffffff" fo:padding-left="0.095cm" fo:padding-right="0.095cm" fo:padding-top="0cm" fo:padding-bottom="0cm" fo:border="0.018cm solid #000000" fo:vertical-align="top">
        <style:background-image/>
      </style:table-cell-properties>
    </style:style>
    <style:style style:name="Table11.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1.C2" style:family="table-cell" style:data-style-name="N0">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1.C3"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2" style:family="table">
      <style:table-properties style:width="17.976cm" fo:margin-left="0cm" table:align="left" style:may-break-between-rows="true" style:writing-mode="lr-tb"/>
    </style:style>
    <style:style style:name="Table12.A" style:family="table-column">
      <style:table-column-properties style:column-width="3.889cm"/>
    </style:style>
    <style:style style:name="Table12.B" style:family="table-column">
      <style:table-column-properties style:column-width="3.563cm"/>
    </style:style>
    <style:style style:name="Table12.C" style:family="table-column">
      <style:table-column-properties style:column-width="10.523cm"/>
    </style:style>
    <style:style style:name="Table12.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2.C1" style:family="table-cell">
      <style:table-cell-properties fo:background-color="#ffffff" fo:padding-left="0.095cm" fo:padding-right="0.095cm" fo:padding-top="0cm" fo:padding-bottom="0cm" fo:border="0.018cm solid #000000" fo:vertical-align="top">
        <style:background-image/>
      </style:table-cell-properties>
    </style:style>
    <style:style style:name="Table12.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2.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3" style:family="table">
      <style:table-properties style:width="17.976cm" fo:margin-left="0cm" table:align="left" style:may-break-between-rows="true" style:writing-mode="lr-tb"/>
    </style:style>
    <style:style style:name="Table13.A" style:family="table-column">
      <style:table-column-properties style:column-width="3.889cm"/>
    </style:style>
    <style:style style:name="Table13.B" style:family="table-column">
      <style:table-column-properties style:column-width="3.563cm"/>
    </style:style>
    <style:style style:name="Table13.C" style:family="table-column">
      <style:table-column-properties style:column-width="10.523cm"/>
    </style:style>
    <style:style style:name="Table13.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3.C1" style:family="table-cell">
      <style:table-cell-properties fo:background-color="#ffffff" fo:padding-left="0.095cm" fo:padding-right="0.095cm" fo:padding-top="0cm" fo:padding-bottom="0cm" fo:border="0.018cm solid #000000" fo:vertical-align="top">
        <style:background-image/>
      </style:table-cell-properties>
    </style:style>
    <style:style style:name="Table13.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3.C2" style:family="table-cell" style:data-style-name="N0">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3.C3"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4" style:family="table">
      <style:table-properties style:width="17.976cm" fo:margin-left="0cm" table:align="left" style:may-break-between-rows="true" style:writing-mode="lr-tb"/>
    </style:style>
    <style:style style:name="Table14.A" style:family="table-column">
      <style:table-column-properties style:column-width="3.889cm"/>
    </style:style>
    <style:style style:name="Table14.B" style:family="table-column">
      <style:table-column-properties style:column-width="3.563cm"/>
    </style:style>
    <style:style style:name="Table14.C" style:family="table-column">
      <style:table-column-properties style:column-width="10.523cm"/>
    </style:style>
    <style:style style:name="Table14.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4.C1" style:family="table-cell">
      <style:table-cell-properties fo:background-color="#ffffff" fo:padding-left="0.095cm" fo:padding-right="0.095cm" fo:padding-top="0cm" fo:padding-bottom="0cm" fo:border="0.018cm solid #000000" fo:vertical-align="top">
        <style:background-image/>
      </style:table-cell-properties>
    </style:style>
    <style:style style:name="Table14.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4.C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4.A4" style:family="table-cell">
      <style:table-cell-properties fo:background-color="#ffffff" fo:padding-left="0.095cm" fo:padding-right="0.095cm" fo:padding-top="0cm" fo:padding-bottom="0cm" fo:border-left="0.018cm solid #000000" fo:border-right="0.002cm solid #000000" fo:border-top="none" fo:border-bottom="0.018cm solid #000000" fo:vertical-align="top">
        <style:background-image/>
      </style:table-cell-properties>
    </style:style>
    <style:style style:name="Table14.C4" style:family="table-cell">
      <style:table-cell-properties fo:background-color="#ffffff" fo:padding-left="0.095cm" fo:padding-right="0.095cm" fo:padding-top="0cm" fo:padding-bottom="0cm" fo:border-left="0.018cm solid #000000" fo:border-right="0.018cm solid #000000" fo:border-top="none" fo:border-bottom="0.018cm solid #000000" fo:vertical-align="top">
        <style:background-image/>
      </style:table-cell-properties>
    </style:style>
    <style:style style:name="Table15" style:family="table">
      <style:table-properties style:width="17.976cm" fo:margin-left="0cm" table:align="left" style:may-break-between-rows="true" style:writing-mode="lr-tb"/>
    </style:style>
    <style:style style:name="Table15.A" style:family="table-column">
      <style:table-column-properties style:column-width="3.889cm"/>
    </style:style>
    <style:style style:name="Table15.B" style:family="table-column">
      <style:table-column-properties style:column-width="3.563cm"/>
    </style:style>
    <style:style style:name="Table15.C" style:family="table-column">
      <style:table-column-properties style:column-width="10.523cm"/>
    </style:style>
    <style:style style:name="Table15.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5.C1" style:family="table-cell">
      <style:table-cell-properties fo:background-color="#ffffff" fo:padding-left="0.095cm" fo:padding-right="0.095cm" fo:padding-top="0cm" fo:padding-bottom="0cm" fo:border="0.018cm solid #000000" fo:vertical-align="top">
        <style:background-image/>
      </style:table-cell-properties>
    </style:style>
    <style:style style:name="Table15.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5.C2" style:family="table-cell" style:data-style-name="N0">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5.C3"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8" style:family="table">
      <style:table-properties style:width="17.609cm" fo:margin-left="0cm" table:align="left" style:may-break-between-rows="true" style:writing-mode="lr-tb"/>
    </style:style>
    <style:style style:name="Table8.A" style:family="table-column">
      <style:table-column-properties style:column-width="3.648cm"/>
    </style:style>
    <style:style style:name="Table8.B" style:family="table-column">
      <style:table-column-properties style:column-width="3.175cm"/>
    </style:style>
    <style:style style:name="Table8.C" style:family="table-column">
      <style:table-column-properties style:column-width="8.423cm"/>
    </style:style>
    <style:style style:name="Table8.D" style:family="table-column">
      <style:table-column-properties style:column-width="2.364cm"/>
    </style:style>
    <style:style style:name="Table8.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8.D1" style:family="table-cell">
      <style:table-cell-properties fo:background-color="#ffffff" fo:padding-left="0.095cm" fo:padding-right="0.095cm" fo:padding-top="0cm" fo:padding-bottom="0cm" fo:border="0.018cm solid #000000" fo:vertical-align="top">
        <style:background-image/>
      </style:table-cell-properties>
    </style:style>
    <style:style style:name="Table8.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8.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6" style:family="table">
      <style:table-properties style:width="17.609cm" fo:margin-left="0cm" table:align="left" style:may-break-between-rows="true" style:writing-mode="lr-tb"/>
    </style:style>
    <style:style style:name="Table16.A" style:family="table-column">
      <style:table-column-properties style:column-width="3.648cm"/>
    </style:style>
    <style:style style:name="Table16.B" style:family="table-column">
      <style:table-column-properties style:column-width="3.175cm"/>
    </style:style>
    <style:style style:name="Table16.C" style:family="table-column">
      <style:table-column-properties style:column-width="8.423cm"/>
    </style:style>
    <style:style style:name="Table16.D" style:family="table-column">
      <style:table-column-properties style:column-width="2.364cm"/>
    </style:style>
    <style:style style:name="Table16.A1"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6.D1"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9" style:family="table">
      <style:table-properties style:width="17.609cm" fo:margin-left="0cm" table:align="left" style:may-break-between-rows="true" style:writing-mode="lr-tb"/>
    </style:style>
    <style:style style:name="Table9.A" style:family="table-column">
      <style:table-column-properties style:column-width="2.859cm"/>
    </style:style>
    <style:style style:name="Table9.B" style:family="table-column">
      <style:table-column-properties style:column-width="3.491cm"/>
    </style:style>
    <style:style style:name="Table9.C" style:family="table-column">
      <style:table-column-properties style:column-width="8.895cm"/>
    </style:style>
    <style:style style:name="Table9.D" style:family="table-column">
      <style:table-column-properties style:column-width="2.364cm"/>
    </style:style>
    <style:style style:name="Table9.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9.D1" style:family="table-cell">
      <style:table-cell-properties fo:background-color="#ffffff" fo:padding-left="0.095cm" fo:padding-right="0.095cm" fo:padding-top="0cm" fo:padding-bottom="0cm" fo:border="0.018cm solid #000000" fo:vertical-align="top">
        <style:background-image/>
      </style:table-cell-properties>
    </style:style>
    <style:style style:name="Table9.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9.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0" style:family="table">
      <style:table-properties style:width="17.609cm" fo:margin-left="0cm" table:align="left" style:may-break-between-rows="true" style:writing-mode="lr-tb"/>
    </style:style>
    <style:style style:name="Table10.A" style:family="table-column">
      <style:table-column-properties style:column-width="3.648cm"/>
    </style:style>
    <style:style style:name="Table10.B" style:family="table-column">
      <style:table-column-properties style:column-width="3.175cm"/>
    </style:style>
    <style:style style:name="Table10.C" style:family="table-column">
      <style:table-column-properties style:column-width="8.423cm"/>
    </style:style>
    <style:style style:name="Table10.D" style:family="table-column">
      <style:table-column-properties style:column-width="2.364cm"/>
    </style:style>
    <style:style style:name="Table10.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0.D1" style:family="table-cell">
      <style:table-cell-properties fo:background-color="#ffffff" fo:padding-left="0.095cm" fo:padding-right="0.095cm" fo:padding-top="0cm" fo:padding-bottom="0cm" fo:border="0.018cm solid #000000" fo:vertical-align="top">
        <style:background-image/>
      </style:table-cell-properties>
    </style:style>
    <style:style style:name="Table10.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0.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7" style:family="table">
      <style:table-properties style:width="17.609cm" fo:margin-left="0cm" table:align="left" style:may-break-between-rows="true" style:writing-mode="lr-tb"/>
    </style:style>
    <style:style style:name="Table17.A" style:family="table-column">
      <style:table-column-properties style:column-width="2.859cm"/>
    </style:style>
    <style:style style:name="Table17.B" style:family="table-column">
      <style:table-column-properties style:column-width="3.491cm"/>
    </style:style>
    <style:style style:name="Table17.C" style:family="table-column">
      <style:table-column-properties style:column-width="8.895cm"/>
    </style:style>
    <style:style style:name="Table17.D" style:family="table-column">
      <style:table-column-properties style:column-width="2.364cm"/>
    </style:style>
    <style:style style:name="Table17.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7.D1" style:family="table-cell">
      <style:table-cell-properties fo:background-color="#ffffff" fo:padding-left="0.095cm" fo:padding-right="0.095cm" fo:padding-top="0cm" fo:padding-bottom="0cm" fo:border="0.018cm solid #000000" fo:vertical-align="top">
        <style:background-image/>
      </style:table-cell-properties>
    </style:style>
    <style:style style:name="Table17.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7.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8" style:family="table">
      <style:table-properties style:width="17.609cm" fo:margin-left="0cm" table:align="left" style:may-break-between-rows="true" style:writing-mode="lr-tb"/>
    </style:style>
    <style:style style:name="Table18.A" style:family="table-column">
      <style:table-column-properties style:column-width="2.859cm"/>
    </style:style>
    <style:style style:name="Table18.B" style:family="table-column">
      <style:table-column-properties style:column-width="3.491cm"/>
    </style:style>
    <style:style style:name="Table18.C" style:family="table-column">
      <style:table-column-properties style:column-width="8.895cm"/>
    </style:style>
    <style:style style:name="Table18.D" style:family="table-column">
      <style:table-column-properties style:column-width="2.364cm"/>
    </style:style>
    <style:style style:name="Table18.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8.D1" style:family="table-cell">
      <style:table-cell-properties fo:background-color="#ffffff" fo:padding-left="0.095cm" fo:padding-right="0.095cm" fo:padding-top="0cm" fo:padding-bottom="0cm" fo:border="0.018cm solid #000000" fo:vertical-align="top">
        <style:background-image/>
      </style:table-cell-properties>
    </style:style>
    <style:style style:name="Table18.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8.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19" style:family="table">
      <style:table-properties style:width="17.609cm" fo:margin-left="0cm" table:align="left" style:may-break-between-rows="true" style:writing-mode="lr-tb"/>
    </style:style>
    <style:style style:name="Table19.A" style:family="table-column">
      <style:table-column-properties style:column-width="2.859cm"/>
    </style:style>
    <style:style style:name="Table19.B" style:family="table-column">
      <style:table-column-properties style:column-width="3.491cm"/>
    </style:style>
    <style:style style:name="Table19.C" style:family="table-column">
      <style:table-column-properties style:column-width="8.895cm"/>
    </style:style>
    <style:style style:name="Table19.D" style:family="table-column">
      <style:table-column-properties style:column-width="2.364cm"/>
    </style:style>
    <style:style style:name="Table19.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19.D1" style:family="table-cell">
      <style:table-cell-properties fo:background-color="#ffffff" fo:padding-left="0.095cm" fo:padding-right="0.095cm" fo:padding-top="0cm" fo:padding-bottom="0cm" fo:border="0.018cm solid #000000" fo:vertical-align="top">
        <style:background-image/>
      </style:table-cell-properties>
    </style:style>
    <style:style style:name="Table19.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19.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0" style:family="table">
      <style:table-properties style:width="17.609cm" fo:margin-left="0cm" table:align="left" style:may-break-between-rows="true" style:writing-mode="lr-tb"/>
    </style:style>
    <style:style style:name="Table20.A" style:family="table-column">
      <style:table-column-properties style:column-width="2.859cm"/>
    </style:style>
    <style:style style:name="Table20.B" style:family="table-column">
      <style:table-column-properties style:column-width="3.491cm"/>
    </style:style>
    <style:style style:name="Table20.C" style:family="table-column">
      <style:table-column-properties style:column-width="8.895cm"/>
    </style:style>
    <style:style style:name="Table20.D" style:family="table-column">
      <style:table-column-properties style:column-width="2.364cm"/>
    </style:style>
    <style:style style:name="Table20.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0.D1" style:family="table-cell">
      <style:table-cell-properties fo:background-color="#ffffff" fo:padding-left="0.095cm" fo:padding-right="0.095cm" fo:padding-top="0cm" fo:padding-bottom="0cm" fo:border="0.018cm solid #000000" fo:vertical-align="top">
        <style:background-image/>
      </style:table-cell-properties>
    </style:style>
    <style:style style:name="Table20.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0.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1" style:family="table">
      <style:table-properties style:width="17.609cm" fo:margin-left="0cm" table:align="left" style:may-break-between-rows="true" style:writing-mode="lr-tb"/>
    </style:style>
    <style:style style:name="Table21.A" style:family="table-column">
      <style:table-column-properties style:column-width="2.859cm"/>
    </style:style>
    <style:style style:name="Table21.B" style:family="table-column">
      <style:table-column-properties style:column-width="3.491cm"/>
    </style:style>
    <style:style style:name="Table21.C" style:family="table-column">
      <style:table-column-properties style:column-width="8.895cm"/>
    </style:style>
    <style:style style:name="Table21.D" style:family="table-column">
      <style:table-column-properties style:column-width="2.364cm"/>
    </style:style>
    <style:style style:name="Table21.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1.D1" style:family="table-cell">
      <style:table-cell-properties fo:background-color="#ffffff" fo:padding-left="0.095cm" fo:padding-right="0.095cm" fo:padding-top="0cm" fo:padding-bottom="0cm" fo:border="0.018cm solid #000000" fo:vertical-align="top">
        <style:background-image/>
      </style:table-cell-properties>
    </style:style>
    <style:style style:name="Table21.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1.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2" style:family="table">
      <style:table-properties style:width="17.609cm" fo:margin-left="0cm" table:align="left" style:may-break-between-rows="true" style:writing-mode="lr-tb"/>
    </style:style>
    <style:style style:name="Table22.A" style:family="table-column">
      <style:table-column-properties style:column-width="3.648cm"/>
    </style:style>
    <style:style style:name="Table22.B" style:family="table-column">
      <style:table-column-properties style:column-width="3.175cm"/>
    </style:style>
    <style:style style:name="Table22.C" style:family="table-column">
      <style:table-column-properties style:column-width="8.423cm"/>
    </style:style>
    <style:style style:name="Table22.D" style:family="table-column">
      <style:table-column-properties style:column-width="2.364cm"/>
    </style:style>
    <style:style style:name="Table22.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2.D1" style:family="table-cell">
      <style:table-cell-properties fo:background-color="#ffffff" fo:padding-left="0.095cm" fo:padding-right="0.095cm" fo:padding-top="0cm" fo:padding-bottom="0cm" fo:border="0.018cm solid #000000" fo:vertical-align="top">
        <style:background-image/>
      </style:table-cell-properties>
    </style:style>
    <style:style style:name="Table22.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2.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3" style:family="table">
      <style:table-properties style:width="17.609cm" fo:margin-left="0cm" table:align="left" style:may-break-between-rows="true" style:writing-mode="lr-tb"/>
    </style:style>
    <style:style style:name="Table23.A" style:family="table-column">
      <style:table-column-properties style:column-width="2.859cm"/>
    </style:style>
    <style:style style:name="Table23.B" style:family="table-column">
      <style:table-column-properties style:column-width="3.491cm"/>
    </style:style>
    <style:style style:name="Table23.C" style:family="table-column">
      <style:table-column-properties style:column-width="8.895cm"/>
    </style:style>
    <style:style style:name="Table23.D" style:family="table-column">
      <style:table-column-properties style:column-width="2.364cm"/>
    </style:style>
    <style:style style:name="Table23.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3.D1" style:family="table-cell">
      <style:table-cell-properties fo:background-color="#ffffff" fo:padding-left="0.095cm" fo:padding-right="0.095cm" fo:padding-top="0cm" fo:padding-bottom="0cm" fo:border="0.018cm solid #000000" fo:vertical-align="top">
        <style:background-image/>
      </style:table-cell-properties>
    </style:style>
    <style:style style:name="Table23.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3.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4" style:family="table">
      <style:table-properties style:width="17.609cm" fo:margin-left="0cm" table:align="left" style:may-break-between-rows="true" style:writing-mode="lr-tb"/>
    </style:style>
    <style:style style:name="Table24.A" style:family="table-column">
      <style:table-column-properties style:column-width="2.859cm"/>
    </style:style>
    <style:style style:name="Table24.B" style:family="table-column">
      <style:table-column-properties style:column-width="3.491cm"/>
    </style:style>
    <style:style style:name="Table24.C" style:family="table-column">
      <style:table-column-properties style:column-width="8.895cm"/>
    </style:style>
    <style:style style:name="Table24.D" style:family="table-column">
      <style:table-column-properties style:column-width="2.364cm"/>
    </style:style>
    <style:style style:name="Table24.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4.D1" style:family="table-cell">
      <style:table-cell-properties fo:background-color="#ffffff" fo:padding-left="0.095cm" fo:padding-right="0.095cm" fo:padding-top="0cm" fo:padding-bottom="0cm" fo:border="0.018cm solid #000000" fo:vertical-align="top">
        <style:background-image/>
      </style:table-cell-properties>
    </style:style>
    <style:style style:name="Table24.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4.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5" style:family="table">
      <style:table-properties style:width="17.609cm" fo:margin-left="0cm" table:align="left" style:may-break-between-rows="true" style:writing-mode="lr-tb"/>
    </style:style>
    <style:style style:name="Table25.A" style:family="table-column">
      <style:table-column-properties style:column-width="2.859cm"/>
    </style:style>
    <style:style style:name="Table25.B" style:family="table-column">
      <style:table-column-properties style:column-width="3.491cm"/>
    </style:style>
    <style:style style:name="Table25.C" style:family="table-column">
      <style:table-column-properties style:column-width="8.895cm"/>
    </style:style>
    <style:style style:name="Table25.D" style:family="table-column">
      <style:table-column-properties style:column-width="2.364cm"/>
    </style:style>
    <style:style style:name="Table25.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5.D1" style:family="table-cell">
      <style:table-cell-properties fo:background-color="#ffffff" fo:padding-left="0.095cm" fo:padding-right="0.095cm" fo:padding-top="0cm" fo:padding-bottom="0cm" fo:border="0.018cm solid #000000" fo:vertical-align="top">
        <style:background-image/>
      </style:table-cell-properties>
    </style:style>
    <style:style style:name="Table25.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5.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6" style:family="table">
      <style:table-properties style:width="17.609cm" fo:margin-left="0cm" table:align="left" style:may-break-between-rows="true" style:writing-mode="lr-tb"/>
    </style:style>
    <style:style style:name="Table26.A" style:family="table-column">
      <style:table-column-properties style:column-width="2.859cm"/>
    </style:style>
    <style:style style:name="Table26.B" style:family="table-column">
      <style:table-column-properties style:column-width="3.491cm"/>
    </style:style>
    <style:style style:name="Table26.C" style:family="table-column">
      <style:table-column-properties style:column-width="8.895cm"/>
    </style:style>
    <style:style style:name="Table26.D" style:family="table-column">
      <style:table-column-properties style:column-width="2.364cm"/>
    </style:style>
    <style:style style:name="Table26.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6.D1" style:family="table-cell">
      <style:table-cell-properties fo:background-color="#ffffff" fo:padding-left="0.095cm" fo:padding-right="0.095cm" fo:padding-top="0cm" fo:padding-bottom="0cm" fo:border="0.018cm solid #000000" fo:vertical-align="top">
        <style:background-image/>
      </style:table-cell-properties>
    </style:style>
    <style:style style:name="Table26.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6.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7" style:family="table">
      <style:table-properties style:width="17.609cm" fo:margin-left="0cm" table:align="left" style:may-break-between-rows="true" style:writing-mode="lr-tb"/>
    </style:style>
    <style:style style:name="Table27.A" style:family="table-column">
      <style:table-column-properties style:column-width="2.859cm"/>
    </style:style>
    <style:style style:name="Table27.B" style:family="table-column">
      <style:table-column-properties style:column-width="3.491cm"/>
    </style:style>
    <style:style style:name="Table27.C" style:family="table-column">
      <style:table-column-properties style:column-width="8.895cm"/>
    </style:style>
    <style:style style:name="Table27.D" style:family="table-column">
      <style:table-column-properties style:column-width="2.364cm"/>
    </style:style>
    <style:style style:name="Table27.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7.D1" style:family="table-cell">
      <style:table-cell-properties fo:background-color="#ffffff" fo:padding-left="0.095cm" fo:padding-right="0.095cm" fo:padding-top="0cm" fo:padding-bottom="0cm" fo:border="0.018cm solid #000000" fo:vertical-align="top">
        <style:background-image/>
      </style:table-cell-properties>
    </style:style>
    <style:style style:name="Table27.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7.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2" style:family="table">
      <style:table-properties style:width="17.609cm" fo:margin-left="0cm" table:align="left" style:may-break-between-rows="true" style:writing-mode="lr-tb"/>
    </style:style>
    <style:style style:name="Table32.A" style:family="table-column">
      <style:table-column-properties style:column-width="2.859cm"/>
    </style:style>
    <style:style style:name="Table32.B" style:family="table-column">
      <style:table-column-properties style:column-width="3.491cm"/>
    </style:style>
    <style:style style:name="Table32.C" style:family="table-column">
      <style:table-column-properties style:column-width="8.895cm"/>
    </style:style>
    <style:style style:name="Table32.D" style:family="table-column">
      <style:table-column-properties style:column-width="2.364cm"/>
    </style:style>
    <style:style style:name="Table32.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2.D1" style:family="table-cell">
      <style:table-cell-properties fo:background-color="#ffffff" fo:padding-left="0.095cm" fo:padding-right="0.095cm" fo:padding-top="0cm" fo:padding-bottom="0cm" fo:border="0.018cm solid #000000" fo:vertical-align="top">
        <style:background-image/>
      </style:table-cell-properties>
    </style:style>
    <style:style style:name="Table32.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2.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28" style:family="table">
      <style:table-properties style:width="17.609cm" fo:margin-left="0cm" table:align="left" style:may-break-between-rows="true" style:writing-mode="lr-tb"/>
    </style:style>
    <style:style style:name="Table28.A" style:family="table-column">
      <style:table-column-properties style:column-width="2.859cm"/>
    </style:style>
    <style:style style:name="Table28.B" style:family="table-column">
      <style:table-column-properties style:column-width="3.491cm"/>
    </style:style>
    <style:style style:name="Table28.C" style:family="table-column">
      <style:table-column-properties style:column-width="8.895cm"/>
    </style:style>
    <style:style style:name="Table28.D" style:family="table-column">
      <style:table-column-properties style:column-width="2.364cm"/>
    </style:style>
    <style:style style:name="Table28.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8.D1" style:family="table-cell">
      <style:table-cell-properties fo:background-color="#ffffff" fo:padding-left="0.095cm" fo:padding-right="0.095cm" fo:padding-top="0cm" fo:padding-bottom="0cm" fo:border="0.018cm solid #000000" fo:vertical-align="top">
        <style:background-image/>
      </style:table-cell-properties>
    </style:style>
    <style:style style:name="Table28.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8.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0" style:family="table">
      <style:table-properties style:width="17.609cm" fo:margin-left="0cm" table:align="left" style:may-break-between-rows="true" style:writing-mode="lr-tb"/>
    </style:style>
    <style:style style:name="Table30.A" style:family="table-column">
      <style:table-column-properties style:column-width="3.648cm"/>
    </style:style>
    <style:style style:name="Table30.B" style:family="table-column">
      <style:table-column-properties style:column-width="3.175cm"/>
    </style:style>
    <style:style style:name="Table30.C" style:family="table-column">
      <style:table-column-properties style:column-width="8.423cm"/>
    </style:style>
    <style:style style:name="Table30.D" style:family="table-column">
      <style:table-column-properties style:column-width="2.364cm"/>
    </style:style>
    <style:style style:name="Table30.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0.D1" style:family="table-cell">
      <style:table-cell-properties fo:background-color="#ffffff" fo:padding-left="0.095cm" fo:padding-right="0.095cm" fo:padding-top="0cm" fo:padding-bottom="0cm" fo:border="0.018cm solid #000000" fo:vertical-align="top">
        <style:background-image/>
      </style:table-cell-properties>
    </style:style>
    <style:style style:name="Table30.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0.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0.A6" style:family="table-cell">
      <style:table-cell-properties fo:background-color="#ffffff" fo:padding-left="0.095cm" fo:padding-right="0.095cm" fo:padding-top="0cm" fo:padding-bottom="0cm" fo:border-left="0.018cm solid #000000" fo:border-right="0.002cm solid #000000" fo:border-top="none" fo:border-bottom="0.018cm solid #000000" fo:vertical-align="top">
        <style:background-image/>
      </style:table-cell-properties>
    </style:style>
    <style:style style:name="Table30.D6" style:family="table-cell">
      <style:table-cell-properties fo:background-color="#ffffff" fo:padding-left="0.095cm" fo:padding-right="0.095cm" fo:padding-top="0cm" fo:padding-bottom="0cm" fo:border-left="0.018cm solid #000000" fo:border-right="0.018cm solid #000000" fo:border-top="none" fo:border-bottom="0.018cm solid #000000" fo:vertical-align="top">
        <style:background-image/>
      </style:table-cell-properties>
    </style:style>
    <style:style style:name="Table29" style:family="table">
      <style:table-properties style:width="17.609cm" fo:margin-left="0cm" table:align="left" style:may-break-between-rows="true" style:writing-mode="lr-tb"/>
    </style:style>
    <style:style style:name="Table29.A" style:family="table-column">
      <style:table-column-properties style:column-width="2.859cm"/>
    </style:style>
    <style:style style:name="Table29.B" style:family="table-column">
      <style:table-column-properties style:column-width="3.491cm"/>
    </style:style>
    <style:style style:name="Table29.C" style:family="table-column">
      <style:table-column-properties style:column-width="8.895cm"/>
    </style:style>
    <style:style style:name="Table29.D" style:family="table-column">
      <style:table-column-properties style:column-width="2.364cm"/>
    </style:style>
    <style:style style:name="Table29.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29.D1" style:family="table-cell">
      <style:table-cell-properties fo:background-color="#ffffff" fo:padding-left="0.095cm" fo:padding-right="0.095cm" fo:padding-top="0cm" fo:padding-bottom="0cm" fo:border="0.018cm solid #000000" fo:vertical-align="top">
        <style:background-image/>
      </style:table-cell-properties>
    </style:style>
    <style:style style:name="Table29.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29.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1" style:family="table">
      <style:table-properties style:width="17.609cm" fo:margin-left="0cm" table:align="left" style:may-break-between-rows="true" style:writing-mode="lr-tb"/>
    </style:style>
    <style:style style:name="Table31.A" style:family="table-column">
      <style:table-column-properties style:column-width="2.859cm"/>
    </style:style>
    <style:style style:name="Table31.B" style:family="table-column">
      <style:table-column-properties style:column-width="3.491cm"/>
    </style:style>
    <style:style style:name="Table31.C" style:family="table-column">
      <style:table-column-properties style:column-width="8.895cm"/>
    </style:style>
    <style:style style:name="Table31.D" style:family="table-column">
      <style:table-column-properties style:column-width="2.364cm"/>
    </style:style>
    <style:style style:name="Table31.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1.D1" style:family="table-cell">
      <style:table-cell-properties fo:background-color="#ffffff" fo:padding-left="0.095cm" fo:padding-right="0.095cm" fo:padding-top="0cm" fo:padding-bottom="0cm" fo:border="0.018cm solid #000000" fo:vertical-align="top">
        <style:background-image/>
      </style:table-cell-properties>
    </style:style>
    <style:style style:name="Table31.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1.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3" style:family="table">
      <style:table-properties style:width="17.609cm" fo:margin-left="0cm" table:align="left" style:may-break-between-rows="true" style:writing-mode="lr-tb"/>
    </style:style>
    <style:style style:name="Table33.A" style:family="table-column">
      <style:table-column-properties style:column-width="2.859cm"/>
    </style:style>
    <style:style style:name="Table33.B" style:family="table-column">
      <style:table-column-properties style:column-width="3.491cm"/>
    </style:style>
    <style:style style:name="Table33.C" style:family="table-column">
      <style:table-column-properties style:column-width="8.895cm"/>
    </style:style>
    <style:style style:name="Table33.D" style:family="table-column">
      <style:table-column-properties style:column-width="2.364cm"/>
    </style:style>
    <style:style style:name="Table33.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3.D1" style:family="table-cell">
      <style:table-cell-properties fo:background-color="#ffffff" fo:padding-left="0.095cm" fo:padding-right="0.095cm" fo:padding-top="0cm" fo:padding-bottom="0cm" fo:border="0.018cm solid #000000" fo:vertical-align="top">
        <style:background-image/>
      </style:table-cell-properties>
    </style:style>
    <style:style style:name="Table33.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3.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4" style:family="table">
      <style:table-properties style:width="17.609cm" fo:margin-left="0cm" table:align="left" style:may-break-between-rows="true" style:writing-mode="lr-tb"/>
    </style:style>
    <style:style style:name="Table34.A" style:family="table-column">
      <style:table-column-properties style:column-width="3.648cm"/>
    </style:style>
    <style:style style:name="Table34.B" style:family="table-column">
      <style:table-column-properties style:column-width="3.175cm"/>
    </style:style>
    <style:style style:name="Table34.C" style:family="table-column">
      <style:table-column-properties style:column-width="8.423cm"/>
    </style:style>
    <style:style style:name="Table34.D" style:family="table-column">
      <style:table-column-properties style:column-width="2.364cm"/>
    </style:style>
    <style:style style:name="Table34.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4.D1" style:family="table-cell">
      <style:table-cell-properties fo:background-color="#ffffff" fo:padding-left="0.095cm" fo:padding-right="0.095cm" fo:padding-top="0cm" fo:padding-bottom="0cm" fo:border="0.018cm solid #000000" fo:vertical-align="top">
        <style:background-image/>
      </style:table-cell-properties>
    </style:style>
    <style:style style:name="Table34.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4.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5" style:family="table">
      <style:table-properties style:width="17.609cm" fo:margin-left="0cm" table:align="left" style:may-break-between-rows="true" style:writing-mode="lr-tb"/>
    </style:style>
    <style:style style:name="Table35.A" style:family="table-column">
      <style:table-column-properties style:column-width="2.859cm"/>
    </style:style>
    <style:style style:name="Table35.B" style:family="table-column">
      <style:table-column-properties style:column-width="3.491cm"/>
    </style:style>
    <style:style style:name="Table35.C" style:family="table-column">
      <style:table-column-properties style:column-width="8.895cm"/>
    </style:style>
    <style:style style:name="Table35.D" style:family="table-column">
      <style:table-column-properties style:column-width="2.364cm"/>
    </style:style>
    <style:style style:name="Table35.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5.D1" style:family="table-cell">
      <style:table-cell-properties fo:background-color="#ffffff" fo:padding-left="0.095cm" fo:padding-right="0.095cm" fo:padding-top="0cm" fo:padding-bottom="0cm" fo:border="0.018cm solid #000000" fo:vertical-align="top">
        <style:background-image/>
      </style:table-cell-properties>
    </style:style>
    <style:style style:name="Table35.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5.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Table36" style:family="table">
      <style:table-properties style:width="17.609cm" fo:margin-left="0cm" table:align="left" style:may-break-between-rows="true" style:writing-mode="lr-tb"/>
    </style:style>
    <style:style style:name="Table36.A" style:family="table-column">
      <style:table-column-properties style:column-width="3.648cm"/>
    </style:style>
    <style:style style:name="Table36.B" style:family="table-column">
      <style:table-column-properties style:column-width="3.175cm"/>
    </style:style>
    <style:style style:name="Table36.C" style:family="table-column">
      <style:table-column-properties style:column-width="8.423cm"/>
    </style:style>
    <style:style style:name="Table36.D" style:family="table-column">
      <style:table-column-properties style:column-width="2.364cm"/>
    </style:style>
    <style:style style:name="Table36.A1" style:family="table-cell">
      <style:table-cell-properties fo:background-color="#ffffff" fo:padding-left="0.095cm" fo:padding-right="0.095cm" fo:padding-top="0cm" fo:padding-bottom="0cm" fo:border-left="0.018cm solid #000000" fo:border-right="0.002cm solid #000000" fo:border-top="0.018cm solid #000000" fo:border-bottom="0.018cm solid #000000" fo:vertical-align="top">
        <style:background-image/>
      </style:table-cell-properties>
    </style:style>
    <style:style style:name="Table36.D1" style:family="table-cell">
      <style:table-cell-properties fo:background-color="#ffffff" fo:padding-left="0.095cm" fo:padding-right="0.095cm" fo:padding-top="0cm" fo:padding-bottom="0cm" fo:border="0.018cm solid #000000" fo:vertical-align="top">
        <style:background-image/>
      </style:table-cell-properties>
    </style:style>
    <style:style style:name="Table36.A2" style:family="table-cell">
      <style:table-cell-properties fo:background-color="#ffffff" fo:padding-left="0.095cm" fo:padding-right="0.095cm" fo:padding-top="0cm" fo:padding-bottom="0cm" fo:border-left="0.018cm solid #000000" fo:border-right="0.002cm solid #000000" fo:border-top="0.002cm solid #000000" fo:border-bottom="0.018cm solid #000000" fo:vertical-align="top">
        <style:background-image/>
      </style:table-cell-properties>
    </style:style>
    <style:style style:name="Table36.D2" style:family="table-cell">
      <style:table-cell-properties fo:background-color="#ffffff" fo:padding-left="0.095cm" fo:padding-right="0.095cm" fo:padding-top="0cm" fo:padding-bottom="0cm" fo:border-left="0.018cm solid #000000" fo:border-right="0.018cm solid #000000" fo:border-top="0.002cm solid #000000" fo:border-bottom="0.018cm solid #000000" fo:vertical-align="top">
        <style:background-image/>
      </style:table-cell-properties>
    </style:style>
    <style:style style:name="P1" style:family="paragraph" style:parent-style-name="Standard">
      <style:paragraph-properties fo:line-height="100%" fo:text-align="start" style:justify-single-word="false"/>
      <style:text-properties style:use-window-font-color="true" style:font-name="Calibri1" fo:font-size="11pt" fo:language="en" fo:country="US" fo:font-weight="normal" fo:background-color="transparent" style:font-name-asian="Calibri1" style:font-name-complex="Calibri1"/>
    </style:style>
    <style:style style:name="P2" style:family="paragraph" style:parent-style-name="Standard">
      <style:paragraph-properties fo:line-height="100%" fo:text-align="center" style:justify-single-word="false"/>
      <style:text-properties style:use-window-font-color="true" style:font-name="Calibri1" fo:font-size="11pt" fo:language="en" fo:country="US" fo:font-weight="normal" fo:background-color="transparent" style:font-name-asian="Calibri1" style:font-name-complex="Calibri1"/>
    </style:style>
    <style:style style:name="P3"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Ubuntu" fo:font-size="10pt" fo:language="en" fo:country="US" fo:font-weight="normal" fo:background-color="transparent" style:font-name-asian="Ubuntu" style:font-name-complex="Ubuntu"/>
    </style:style>
    <style:style style:name="P6" style:family="paragraph" style:parent-style-name="Standard">
      <style:paragraph-properties fo:line-height="100%" fo:text-align="center" style:justify-single-word="false"/>
      <style:text-properties style:use-window-font-color="true" style:font-name="Ubuntu" fo:font-size="10pt" fo:language="en" fo:country="US" fo:font-weight="normal" fo:background-color="transparent" style:font-name-asian="Ubuntu" style:font-name-complex="Ubuntu"/>
    </style:style>
    <style:style style:name="P7" style:family="paragraph" style:parent-style-name="Standard">
      <style:paragraph-properties fo:line-height="100%" fo:text-align="start" style:justify-single-word="false"/>
      <style:text-properties style:use-window-font-color="true" style:font-name="Ubuntu" fo:font-size="10pt" fo:font-weight="normal" fo:background-color="transparent" style:font-name-asian="Ubuntu" style:font-name-complex="Ubuntu"/>
    </style:style>
    <style:style style:name="P8" style:family="paragraph" style:parent-style-name="Standard">
      <style:paragraph-properties fo:line-height="100%" fo:text-align="center" style:justify-single-word="false"/>
      <style:text-properties style:use-window-font-color="true" style:font-name="Ubuntu" fo:font-size="10pt" fo:font-weight="normal" fo:background-color="transparent" style:font-name-asian="Ubuntu" style:font-name-complex="Ubuntu"/>
    </style:style>
    <style:style style:name="P9" style:family="paragraph" style:parent-style-name="Standard">
      <style:paragraph-properties fo:line-height="100%" fo:text-align="center" style:justify-single-word="false"/>
      <style:text-properties style:use-window-font-color="true" style:font-name="Ubuntu" fo:font-size="10pt" fo:font-weight="bold" fo:background-color="transparent" style:font-name-asian="Ubuntu" style:font-name-complex="Ubuntu"/>
    </style:style>
    <style:style style:name="P10" style:family="paragraph" style:parent-style-name="Standard">
      <style:paragraph-properties fo:line-height="100%" fo:text-align="start" style:justify-single-word="false"/>
      <style:text-properties style:use-window-font-color="true" style:font-name="Ubuntu" fo:font-size="13pt" fo:font-weight="normal" fo:background-color="transparent" style:font-name-asian="Ubuntu" style:font-name-complex="Ubuntu"/>
    </style:style>
    <style:style style:name="P11" style:family="paragraph" style:parent-style-name="Standard">
      <style:paragraph-properties fo:line-height="100%" fo:text-align="start" style:justify-single-word="false"/>
      <style:text-properties style:use-window-font-color="true" style:font-name="Courier 10 Pitch" fo:font-size="8pt" fo:font-weight="normal" fo:background-color="#e6e6e6" style:font-name-asian="Courier 10 Pitch" style:font-name-complex="Courier 10 Pitch"/>
    </style:style>
    <style:style style:name="P12" style:family="paragraph" style:parent-style-name="Standard">
      <style:paragraph-properties fo:line-height="100%" fo:text-align="start" style:justify-single-word="false"/>
      <style:text-properties style:use-window-font-color="true" style:font-name="Courier 10 Pitch" fo:font-size="8pt" fo:language="en" fo:country="US" fo:font-weight="normal" fo:background-color="#e6e6e6" style:font-name-asian="Courier 10 Pitch" style:font-name-complex="Courier 10 Pitch"/>
    </style:style>
    <style:style style:name="P13" style:family="paragraph" style:parent-style-name="Standard">
      <style:paragraph-properties fo:line-height="100%" fo:text-align="start" style:justify-single-word="false"/>
      <style:text-properties style:use-window-font-color="true" style:font-name="Courier New1" fo:font-size="9pt" fo:font-weight="bold" fo:background-color="transparent" style:font-name-asian="Courier New1" style:font-name-complex="Courier New1"/>
    </style:style>
    <style:style style:name="P14" style:family="paragraph" style:parent-style-name="Standard">
      <style:paragraph-properties fo:line-height="100%" fo:text-align="center" style:justify-single-word="false"/>
      <style:text-properties style:use-window-font-color="true" style:font-name="Courier New1" fo:font-size="9pt" fo:font-weight="bold" fo:background-color="transparent" style:font-name-asian="Courier New1" style:font-name-complex="Courier New1"/>
    </style:style>
    <style:style style:name="P15" style:family="paragraph" style:parent-style-name="Standard">
      <style:paragraph-properties fo:line-height="100%" fo:text-align="center" style:justify-single-word="false"/>
      <style:text-properties style:use-window-font-color="true" style:font-name="Courier New1" fo:font-size="9pt" fo:language="en" fo:country="US" fo:font-weight="bold" fo:background-color="transparent" style:font-name-asian="Courier New1" style:font-name-complex="Courier New1"/>
    </style:style>
    <style:style style:name="P16" style:family="paragraph" style:parent-style-name="Standard">
      <style:paragraph-properties fo:line-height="100%" fo:text-align="start" style:justify-single-word="false"/>
      <style:text-properties style:use-window-font-color="true" style:font-name="Courier New1" fo:font-size="9pt" fo:language="en" fo:country="US" fo:font-weight="bold" fo:background-color="transparent" style:font-name-asian="Courier New1" style:font-name-complex="Courier New1"/>
    </style:style>
    <style:style style:name="P17" style:family="paragraph" style:parent-style-name="Standard">
      <style:paragraph-properties fo:line-height="100%" fo:text-align="start" style:justify-single-word="false"/>
    </style:style>
    <style:style style:name="P18" style:family="paragraph" style:parent-style-name="Standard">
      <style:paragraph-properties fo:line-height="100%" fo:text-align="start" style:justify-single-word="false">
        <style:tab-stops>
          <style:tab-stop style:position="17.59cm" style:type="right" style:leader-style="dotted" style:leader-text="."/>
        </style:tab-stops>
      </style:paragraph-properties>
    </style:style>
    <style:style style:name="P19" style:family="paragraph" style:parent-style-name="Standard">
      <style:paragraph-properties fo:margin-top="0cm" fo:margin-bottom="0.356cm" fo:line-height="100%" fo:text-align="start" style:justify-single-word="false"/>
      <style:text-properties style:use-window-font-color="true" style:font-name="Ubuntu" fo:font-size="10pt" fo:font-weight="normal" fo:background-color="transparent" style:font-name-asian="Ubuntu" style:font-name-complex="Ubuntu"/>
    </style:style>
    <style:style style:name="P20" style:family="paragraph" style:parent-style-name="Standard">
      <style:paragraph-properties fo:margin-top="0cm" fo:margin-bottom="0.356cm" fo:line-height="100%" fo:text-align="justify" style:justify-single-word="false"/>
      <style:text-properties style:use-window-font-color="true" style:font-name="Ubuntu" fo:font-size="10pt" fo:font-weight="normal" fo:background-color="transparent" style:font-name-asian="Ubuntu" style:font-name-complex="Ubuntu"/>
    </style:style>
    <style:style style:name="P21" style:family="paragraph" style:parent-style-name="Standard">
      <style:paragraph-properties fo:margin-top="0cm" fo:margin-bottom="0.35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margin-top="0cm" fo:margin-bottom="0.356cm" fo:line-height="100%" fo:text-align="start" style:justify-single-word="false"/>
    </style:style>
    <style:style style:name="P23" style:family="paragraph" style:parent-style-name="Standard">
      <style:paragraph-properties fo:margin-top="0cm" fo:margin-bottom="0.356cm" fo:line-height="100%" fo:text-align="justify" style:justify-single-word="false"/>
    </style:style>
    <style:style style:name="P24" style:family="paragraph" style:parent-style-name="Standard">
      <style:paragraph-properties fo:margin-left="0.499cm" fo:margin-right="0cm" fo:line-height="100%" fo:text-align="start" style:justify-single-word="false" fo:text-indent="0cm" style:auto-text-indent="false">
        <style:tab-stops>
          <style:tab-stop style:position="17.09cm" style:type="right" style:leader-style="dotted" style:leader-text="."/>
        </style:tab-stops>
      </style:paragraph-properties>
    </style:style>
    <style:style style:name="P25" style:family="paragraph" style:parent-style-name="Standard" style:master-page-name="">
      <style:paragraph-properties fo:margin-left="-0.079cm" fo:margin-right="0cm" fo:line-height="100%" fo:text-align="start" style:justify-single-word="false" fo:text-indent="0cm" style:auto-text-indent="false" style:page-number="auto">
        <style:tab-stops>
          <style:tab-stop style:position="17.09cm" style:type="right" style:leader-style="dotted" style:leader-text="."/>
        </style:tab-stops>
      </style:paragraph-properties>
    </style:style>
    <style:style style:name="P26" style:family="paragraph" style:parent-style-name="Standard">
      <style:paragraph-properties fo:margin-top="0.275cm" fo:margin-bottom="0.215cm" fo:line-height="100%" fo:text-align="start" style:justify-single-word="false"/>
    </style:style>
    <style:style style:name="P27" style:family="paragraph" style:parent-style-name="Standard">
      <style:paragraph-properties fo:margin-top="0.275cm" fo:margin-bottom="0.215cm" fo:line-height="100%" fo:text-align="start" style:justify-single-word="false"/>
      <style:text-properties style:use-window-font-color="true" style:font-name="Ubuntu" fo:font-size="13pt" fo:font-weight="normal" fo:background-color="transparent" style:font-name-asian="Ubuntu" style:font-name-complex="Ubuntu"/>
    </style:style>
    <style:style style:name="P28" style:family="paragraph" style:parent-style-name="Standard">
      <style:paragraph-properties fo:margin-top="0.275cm" fo:margin-bottom="0.215cm" fo:line-height="100%" fo:text-align="center" style:justify-single-word="false"/>
      <style:text-properties style:use-window-font-color="true" style:font-name="Ubuntu" fo:font-size="40pt" fo:font-weight="bold" fo:background-color="transparent" style:font-name-asian="Ubuntu" style:font-name-complex="Ubuntu"/>
    </style:style>
    <style:style style:name="P29" style:family="paragraph" style:parent-style-name="Standard">
      <style:paragraph-properties fo:margin-top="0.275cm" fo:margin-bottom="0.215cm"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paragraph-properties fo:margin-top="0.275cm" fo:margin-bottom="0.215cm" fo:line-height="100%" fo:text-align="center" style:justify-single-word="false"/>
      <style:text-properties style:use-window-font-color="true" style:font-name="Calibri1" fo:font-size="40pt" fo:font-weight="bold" fo:background-color="transparent" style:font-name-asian="Calibri1" style:font-name-complex="Calibri1"/>
    </style:style>
    <style:style style:name="P31" style:family="paragraph" style:parent-style-name="Standard">
      <style:paragraph-properties fo:margin-top="0.55cm" fo:margin-bottom="0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paragraph-properties fo:margin-top="0cm" fo:margin-bottom="0.215cm" fo:line-height="100%" fo:text-align="start" style:justify-single-word="false"/>
      <style:text-properties style:use-window-font-color="true" style:font-name="Ubuntu" fo:font-size="13pt" fo:font-weight="normal" fo:background-color="transparent" style:font-name-asian="Ubuntu" style:font-name-complex="Ubuntu"/>
    </style:style>
    <style:style style:name="P33" style:family="paragraph" style:parent-style-name="Standard">
      <style:paragraph-properties fo:margin-top="0cm" fo:margin-bottom="0.215cm" fo:line-height="100%" fo:text-align="start" style:justify-single-word="false"/>
      <style:text-properties style:use-window-font-color="true" style:font-name="Ubuntu" fo:font-size="16pt" fo:language="en" fo:country="US" fo:font-weight="bold" fo:background-color="transparent" style:font-name-asian="Ubuntu" style:font-name-complex="Ubuntu"/>
    </style:style>
    <style:style style:name="P34" style:family="paragraph" style:parent-style-name="Standard">
      <style:paragraph-properties fo:margin-left="0.079cm" fo:margin-right="0.212cm" fo:line-height="100%" fo:text-align="start" style:justify-single-word="false" fo:text-indent="0cm" style:auto-text-indent="false"/>
      <style:text-properties style:use-window-font-color="true" style:font-name="Courier New1" fo:font-size="9pt" fo:font-weight="bold" fo:background-color="transparent" style:font-name-asian="Courier New1" style:font-name-complex="Courier New1"/>
    </style:style>
    <style:style style:name="P35" style:family="paragraph" style:parent-style-name="Standard">
      <style:paragraph-properties fo:margin-left="-0.053cm" fo:margin-right="0.212cm" fo:line-height="100%" fo:text-align="start" style:justify-single-word="false" fo:text-indent="0cm" style:auto-text-indent="false"/>
      <style:text-properties style:use-window-font-color="true" style:font-name="Courier New1" fo:font-size="9pt" fo:font-weight="bold" fo:background-color="transparent" style:font-name-asian="Courier New1" style:font-name-complex="Courier New1"/>
    </style:style>
    <style:style style:name="P36" style:family="paragraph" style:parent-style-name="Standard">
      <style:paragraph-properties fo:margin-top="0cm" fo:margin-bottom="0.10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margin-left="0cm" fo:margin-right="0cm" fo:margin-top="0.275cm" fo:margin-bottom="0.215cm" fo:line-height="100%" fo:text-align="start" style:justify-single-word="false" fo:text-indent="0cm" style:auto-text-indent="false"/>
      <style:text-properties style:use-window-font-color="true" style:font-name="Ubuntu" fo:font-size="13pt" fo:font-weight="normal" fo:background-color="transparent" style:font-name-asian="Ubuntu" style:font-name-complex="Ubuntu"/>
    </style:style>
    <style:style style:name="P38" style:family="paragraph" style:parent-style-name="Standard" style:list-style-name="L1"/>
    <style:style style:name="P39" style:family="paragraph" style:parent-style-name="Standard" style:list-style-name="L2">
      <style:text-properties style:use-window-font-color="true" style:font-name="Ubuntu" fo:font-size="16pt" fo:font-weight="bold" fo:background-color="transparent" style:font-name-asian="Ubuntu" style:font-name-complex="Ubuntu"/>
    </style:style>
    <style:style style:name="P40" style:family="paragraph" style:parent-style-name="Standard" style:list-style-name="L1">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1" style:family="paragraph" style:parent-style-name="Standard" style:list-style-name="L7">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2" style:family="paragraph" style:parent-style-name="Standard" style:list-style-name="L11">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3" style:family="paragraph" style:parent-style-name="Standard" style:list-style-name="L14">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4" style:family="paragraph" style:parent-style-name="Standard" style:list-style-name="L17">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5" style:family="paragraph" style:parent-style-name="Standard" style:list-style-name="L20">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6" style:family="paragraph" style:parent-style-name="Standard" style:list-style-name="L22">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7" style:family="paragraph" style:parent-style-name="Standard" style:list-style-name="L23">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8" style:family="paragraph" style:parent-style-name="Standard" style:list-style-name="L24">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49" style:family="paragraph" style:parent-style-name="Standard" style:list-style-name="L25">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0" style:family="paragraph" style:parent-style-name="Standard" style:list-style-name="L5">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language="en" fo:country="US" fo:font-weight="bold" fo:background-color="transparent" style:font-name-asian="Ubuntu" style:font-name-complex="Ubuntu"/>
    </style:style>
    <style:style style:name="P51" style:family="paragraph" style:parent-style-name="Standard" style:list-style-name="L9">
      <style:paragraph-properties fo:margin-left="-0.635cm" fo:margin-right="0cm" fo:margin-top="0.55cm" fo:margin-bottom="0cm" fo:line-height="100%" fo:text-align="start" style:justify-single-word="false" fo:text-indent="0.635cm" style:auto-text-indent="false"/>
      <style:text-properties style:use-window-font-color="true" style:font-name="Ubuntu" fo:font-size="16pt" fo:language="en" fo:country="US" fo:font-weight="bold" fo:background-color="transparent" style:font-name-asian="Ubuntu" style:font-name-complex="Ubuntu"/>
    </style:style>
    <style:style style:name="P52" style:family="paragraph" style:parent-style-name="Standard" style:list-style-name="L3">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3" style:family="paragraph" style:parent-style-name="Standard" style:list-style-name="L5">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4" style:family="paragraph" style:parent-style-name="Standard" style:list-style-name="L7">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6pt" fo:font-weight="bold" fo:background-color="transparent" style:font-name-asian="Ubuntu" style:font-name-complex="Ubuntu"/>
    </style:style>
    <style:style style:name="P55" style:family="paragraph" style:parent-style-name="Standard" style:list-style-name="L22">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6pt" fo:language="en" fo:country="US" fo:font-weight="bold" fo:background-color="transparent" style:font-name-asian="Ubuntu" style:font-name-complex="Ubuntu"/>
    </style:style>
    <style:style style:name="P56" style:family="paragraph" style:parent-style-name="Standard" style:list-style-name="L3">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57" style:family="paragraph" style:parent-style-name="Standard" style:list-style-name="L4">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58" style:family="paragraph" style:parent-style-name="Standard" style:list-style-name="L5">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59" style:family="paragraph" style:parent-style-name="Standard" style:list-style-name="L6">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0" style:family="paragraph" style:parent-style-name="Standard" style:list-style-name="L7">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1" style:family="paragraph" style:parent-style-name="Standard" style:list-style-name="L8">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2" style:family="paragraph" style:parent-style-name="Standard" style:list-style-name="L9">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3" style:family="paragraph" style:parent-style-name="Standard" style:list-style-name="L10">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4" style:family="paragraph" style:parent-style-name="Standard" style:list-style-name="L11">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5" style:family="paragraph" style:parent-style-name="Standard" style:list-style-name="L12">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6" style:family="paragraph" style:parent-style-name="Standard" style:list-style-name="L13">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7" style:family="paragraph" style:parent-style-name="Standard" style:list-style-name="L14">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8" style:family="paragraph" style:parent-style-name="Standard" style:list-style-name="L15">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69" style:family="paragraph" style:parent-style-name="Standard" style:list-style-name="L16">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70" style:family="paragraph" style:parent-style-name="Standard" style:list-style-name="L17">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71" style:family="paragraph" style:parent-style-name="Standard" style:list-style-name="L18">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72" style:family="paragraph" style:parent-style-name="Standard" style:list-style-name="L19">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73" style:family="paragraph" style:parent-style-name="Standard" style:list-style-name="L20">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74" style:family="paragraph" style:parent-style-name="Standard" style:list-style-name="L21">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bold" fo:background-color="transparent" style:font-name-asian="Ubuntu" style:font-name-complex="Ubuntu"/>
    </style:style>
    <style:style style:name="P75" style:family="paragraph" style:parent-style-name="Standard" style:list-style-name="L22">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normal" fo:background-color="transparent" style:font-name-asian="Ubuntu" style:font-name-complex="Ubuntu"/>
    </style:style>
    <style:style style:name="P76" style:family="paragraph" style:parent-style-name="Standard" style:list-style-name="L23">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normal" fo:background-color="transparent" style:font-name-asian="Ubuntu" style:font-name-complex="Ubuntu"/>
    </style:style>
    <style:style style:name="P77" style:family="paragraph" style:parent-style-name="Standard" style:list-style-name="L24">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normal" fo:background-color="transparent" style:font-name-asian="Ubuntu" style:font-name-complex="Ubuntu"/>
    </style:style>
    <style:style style:name="P78" style:family="paragraph" style:parent-style-name="Standard" style:list-style-name="L25">
      <style:paragraph-properties fo:margin-left="-0.635cm" fo:margin-right="0cm" fo:margin-top="0.275cm" fo:margin-bottom="0.215cm" fo:line-height="100%" fo:text-align="start" style:justify-single-word="false" fo:text-indent="0.635cm" style:auto-text-indent="false"/>
      <style:text-properties style:use-window-font-color="true" style:font-name="Ubuntu" fo:font-size="13pt" fo:font-weight="normal" fo:background-color="transparent" style:font-name-asian="Ubuntu" style:font-name-complex="Ubuntu"/>
    </style:style>
    <style:style style:name="P79" style:family="paragraph" style:parent-style-name="Standard" style:list-style-name="L22">
      <style:paragraph-properties fo:margin-left="-0.635cm" fo:margin-right="0cm" fo:margin-top="0cm" fo:margin-bottom="0.356cm" fo:line-height="100%" fo:text-align="start" style:justify-single-word="false" fo:text-indent="0.635cm" style:auto-text-indent="false"/>
    </style:style>
    <style:style style:name="P80" style:family="paragraph" style:parent-style-name="Standard" style:list-style-name="L23">
      <style:paragraph-properties fo:margin-left="-0.635cm" fo:margin-right="0cm" fo:margin-top="0cm" fo:margin-bottom="0.152cm" fo:line-height="100%" fo:text-align="start" style:justify-single-word="false" fo:text-indent="0.635cm" style:auto-text-indent="false"/>
    </style:style>
    <style:style style:name="P81" style:family="paragraph" style:parent-style-name="Standard" style:list-style-name="L24">
      <style:paragraph-properties fo:margin-left="-0.635cm" fo:margin-right="0cm" fo:margin-top="0cm" fo:margin-bottom="0.152cm" fo:line-height="100%" fo:text-align="start" style:justify-single-word="false" fo:text-indent="0.635cm" style:auto-text-indent="false"/>
    </style:style>
    <style:style style:name="P82" style:family="paragraph" style:parent-style-name="Standard" style:list-style-name="L24">
      <style:paragraph-properties fo:margin-left="-0.635cm" fo:margin-right="0cm" fo:margin-top="0cm" fo:margin-bottom="0.152cm" fo:line-height="100%" fo:text-align="start" style:justify-single-word="false" fo:text-indent="0.635cm" style:auto-text-indent="false"/>
      <style:text-properties style:use-window-font-color="true" style:font-name="Ubuntu" fo:font-size="10pt" fo:language="en" fo:country="US" fo:font-weight="normal" fo:background-color="transparent" style:font-name-asian="Ubuntu" style:font-name-complex="Ubuntu"/>
    </style:style>
    <style:style style:name="P83" style:family="paragraph" style:parent-style-name="Standard" style:list-style-name="L23">
      <style:paragraph-properties fo:margin-left="-0.635cm" fo:margin-right="0cm" fo:margin-top="0cm" fo:margin-bottom="0.152cm" fo:line-height="100%" fo:text-align="start" style:justify-single-word="false" fo:text-indent="0.635cm" style:auto-text-indent="false"/>
      <style:text-properties style:use-window-font-color="true" style:font-name="Ubuntu" fo:font-size="10pt" fo:language="en" fo:country="US" fo:font-weight="normal" fo:background-color="transparent" style:font-name-asian="Ubuntu" style:font-name-complex="Ubuntu"/>
    </style:style>
    <style:style style:name="P84" style:family="paragraph" style:parent-style-name="Standard" style:list-style-name="L25">
      <style:paragraph-properties fo:margin-left="-0.635cm" fo:margin-right="0cm" fo:margin-top="0cm" fo:margin-bottom="0.152cm" fo:line-height="100%" fo:text-align="start" style:justify-single-word="false" fo:text-indent="0.635cm" style:auto-text-indent="false"/>
      <style:text-properties style:use-window-font-color="true" style:font-name="Ubuntu" fo:font-size="10pt" fo:language="en" fo:country="US" fo:font-weight="normal" fo:background-color="transparent" style:font-name-asian="Ubuntu" style:font-name-complex="Ubuntu"/>
    </style:style>
    <style:style style:name="P85" style:family="paragraph" style:parent-style-name="Standard">
      <style:paragraph-properties fo:margin-top="0cm" fo:margin-bottom="0.356cm" fo:line-height="100%" fo:text-align="justify" style:justify-single-word="false"/>
      <style:text-properties fo:color="#000000" style:font-name="Courier New1" fo:font-size="9pt" fo:language="en" fo:country="US" fo:font-weight="normal" fo:background-color="#ffffff" style:font-name-asian="Courier New1" style:font-weight-asian="normal" style:font-name-complex="Courier New1" style:font-weight-complex="normal"/>
    </style:style>
    <style:style style:name="P86" style:family="paragraph" style:parent-style-name="Standard">
      <style:paragraph-properties fo:margin-top="0cm" fo:margin-bottom="0.356cm" fo:line-height="100%" fo:text-align="start" style:justify-single-word="false"/>
      <style:text-properties style:use-window-font-color="true" style:font-name="Ubuntu" fo:font-size="10pt" fo:font-weight="normal" fo:background-color="transparent" style:font-name-asian="Ubuntu" style:font-name-complex="Ubuntu"/>
    </style:style>
    <style:style style:name="P87" style:family="paragraph" style:parent-style-name="Standard" style:list-style-name="L23">
      <style:paragraph-properties fo:margin-left="-0.635cm" fo:margin-right="0cm" fo:margin-top="0.55cm" fo:margin-bottom="0cm" fo:line-height="100%" fo:text-align="start" style:justify-single-word="false" fo:text-indent="0cm" style:auto-text-indent="false"/>
      <style:text-properties style:use-window-font-color="true" style:font-name="Ubuntu" fo:font-size="16pt" fo:language="en" fo:country="US" fo:font-weight="bold" fo:background-color="transparent" style:font-name-asian="Ubuntu" style:font-name-complex="Ubuntu"/>
    </style:style>
    <style:style style:name="T1" style:family="text">
      <style:text-properties style:use-window-font-color="true" style:font-name="Calibri1" fo:font-size="16pt" fo:font-weight="bold" fo:background-color="transparent" style:font-name-asian="Calibri1" style:font-name-complex="Calibri1"/>
    </style:style>
    <style:style style:name="T2" style:family="text">
      <style:text-properties style:use-window-font-color="true" style:font-name="Ubuntu" fo:font-size="16pt" fo:font-weight="bold" fo:background-color="transparent" style:font-name-asian="Ubuntu" style:font-name-complex="Ubuntu"/>
    </style:style>
    <style:style style:name="T3" style:family="text">
      <style:text-properties style:use-window-font-color="true" style:font-name="Ubuntu" fo:font-size="10pt" fo:font-weight="normal" fo:background-color="transparent" style:font-name-asian="Ubuntu" style:font-name-complex="Ubuntu"/>
    </style:style>
    <style:style style:name="T4" style:family="text">
      <style:text-properties style:use-window-font-color="true" style:font-name="Ubuntu" fo:font-size="10pt" fo:font-weight="bold" fo:background-color="transparent" style:font-name-asian="Ubuntu" style:font-name-complex="Ubuntu"/>
    </style:style>
    <style:style style:name="T5" style:family="text">
      <style:text-properties style:use-window-font-color="true" style:font-name="Ubuntu" fo:font-size="10pt" fo:language="en" fo:country="US" fo:font-weight="normal" fo:background-color="transparent" style:font-name-asian="Ubuntu" style:font-name-complex="Ubuntu"/>
    </style:style>
    <style:style style:name="T6" style:family="text">
      <style:text-properties style:use-window-font-color="true" style:font-name="Ubuntu" fo:font-size="10pt" fo:language="en" fo:country="US" fo:font-weight="bold" fo:background-color="transparent" style:font-name-asian="Ubuntu" style:font-name-complex="Ubuntu"/>
    </style:style>
    <style:style style:name="T7" style:family="text">
      <style:text-properties style:use-window-font-color="true" style:font-name="Courier New1" fo:font-size="9pt" fo:font-weight="bold" fo:background-color="transparent" style:font-name-asian="Courier New1" style:font-name-complex="Courier New1"/>
    </style:style>
    <style:style style:name="T8" style:family="text">
      <style:text-properties style:use-window-font-color="true" style:font-name="Courier New1" fo:font-size="9pt" fo:language="en" fo:country="US" fo:font-weight="bold" fo:background-color="transparent" style:font-name-asian="Courier New1" style:font-name-complex="Courier New1"/>
    </style:style>
    <style:style style:name="T9" style:family="text">
      <style:text-properties style:use-window-font-color="true" style:font-name="Courier 10 Pitch" fo:font-size="8pt" fo:font-weight="normal" fo:background-color="#e6e6e6" style:font-name-asian="Courier 10 Pitch" style:font-name-complex="Courier 10 Pitch"/>
    </style:style>
    <style:style style:name="T10" style:family="text">
      <style:text-properties style:use-window-font-color="true" style:font-name="Courier 10 Pitch" fo:font-size="8pt" fo:language="en" fo:country="US" fo:font-weight="normal" fo:background-color="#e6e6e6" style:font-name-asian="Courier 10 Pitch" style:font-name-complex="Courier 10 Pitch"/>
    </style:style>
    <style:style style:name="T11" style:family="text">
      <style:text-properties style:use-window-font-color="true" style:font-name="Courier 10 Pitch" fo:font-size="8pt" fo:font-weight="bold" fo:background-color="#e6e6e6" style:font-name-asian="Courier 10 Pitch" style:font-weight-asian="bold" style:font-name-complex="Courier 10 Pitch" style:font-weight-complex="bold"/>
    </style:style>
    <style:style style:name="T12" style:family="text">
      <style:text-properties fo:color="#0000ff" style:font-name="Ubuntu" fo:font-size="10pt" style:text-underline-style="solid" style:text-underline-width="auto" style:text-underline-color="font-color" fo:font-weight="normal" style:text-underline-mode="continuous" style:text-overline-mode="continuous" style:text-line-through-mode="continuous" fo:background-color="transparent" style:font-name-asian="Ubuntu" style:font-name-complex="Ubuntu"/>
    </style:style>
    <style:style style:name="T13" style:family="text">
      <style:text-properties fo:color="#0000ff" style:font-name="Courier 10 Pitch" fo:font-size="8pt" fo:language="en" fo:country="US" style:text-underline-style="solid" style:text-underline-width="auto" style:text-underline-color="font-color" fo:font-weight="normal" style:text-underline-mode="continuous" style:text-overline-mode="continuous" style:text-line-through-mode="continuous" fo:background-color="#e6e6e6" style:font-name-asian="Courier 10 Pitch" style:font-name-complex="Courier 10 Pitch"/>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style:font-name="Calibri1" fo:font-size="11pt" fo:language="en" fo:country="US" fo:font-weight="normal" style:font-name-asian="Calibri1" style:font-name-complex="Calibri1"/>
    </style:style>
    <style:style style:name="T17" style:family="text">
      <style:text-properties style:font-name="Calibri1" fo:font-size="11pt" fo:language="en" fo:country="US" style:font-name-asian="Calibri1" style:font-name-complex="Calibri1"/>
    </style:style>
    <style:style style:name="T18" style:family="text">
      <style:text-properties style:font-name="Calibri1" fo:font-size="11pt" fo:font-weight="normal" style:font-name-asian="Calibri1" style:font-name-complex="Calibri1"/>
    </style:style>
    <style:style style:name="T19" style:family="text">
      <style:text-properties style:font-name="Calibri1" fo:font-size="11pt" style:font-name-asian="Calibri1" style:font-name-complex="Calibri1"/>
    </style:style>
    <style:style style:name="T20" style:family="text">
      <style:text-properties style:font-name="Ubuntu" fo:font-size="10pt" fo:language="en" fo:country="US" fo:font-weight="normal" style:font-name-asian="Ubuntu" style:font-name-complex="Ubuntu"/>
    </style:style>
    <style:style style:name="T21" style:family="text">
      <style:text-properties style:font-name="Ubuntu" fo:font-size="10pt" fo:font-weight="normal" style:font-name-asian="Ubuntu" style:font-name-complex="Ubuntu"/>
    </style:style>
    <style:style style:name="T22" style:family="text">
      <style:text-properties fo:font-weight="bold" style:font-weight-asian="bold" style:font-weight-complex="bold"/>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3"/>
      <text:p text:style-name="P4"/>
      <text:p text:style-name="P4"/>
      <text:p text:style-name="P30">Eagle Manager</text:p>
      <text:p text:style-name="P28">API Specification </text:p>
      <text:p text:style-name="P29"/>
      <text:p text:style-name="P36"/>
      <text:list xml:id="list3804097644983486684" text:style-name="L1">
        <text:list-item>
          <text:p text:style-name="P38"><text:span text:style-name="T2">General Informatio</text:span><text:span text:style-name="T1">n</text:span></text:p>
        </text:list-item>
        <text:list-item>
          <text:p text:style-name="P40">About the API</text:p>
        </text:list-item>
      </text:list>
      <text:p text:style-name="Standard">This API is used for managing and obtaining Eagle Manager content items.</text:p>
      <text:list xml:id="list264636013351455986" text:style-name="L2">
        <text:list-item>
          <text:p text:style-name="P39">Using the API</text:p>
        </text:list-item>
      </text:list>
      <text:p text:style-name="P23"><text:span text:style-name="T4">This is a <text:s/>RESTful web-based API</text:span><text:span text:style-name="T3">, that works with the client-server model. The HTTP methods GET, POST, PUT, DELETE are used and their use is indicated in this document.</text:span></text:p>
      <text:p text:style-name="P23"><text:span text:style-name="T4">Access</text:span><text:span text:style-name="T3"> to the API is provided using a pre-shared secret key, which will be provided in a secure manner. This key must be supplied with every API call to the backend server. The key is provided via an HTTP header called </text:span><text:span text:style-name="T7">Authorization</text:span><text:span text:style-name="T3">.</text:span></text:p>
      <text:p text:style-name="P20">Example:</text:p>
      <text:p text:style-name="P23"><text:span text:style-name="T3"><text:s text:c="5"/></text:span><text:span text:style-name="T7">Authorization:Bearer eyJ0eXAiOiJKV1QiLCJhbGciOiJIUzI1NiJ9.eyJfaWQiOiI1N2I1YTM3Zjg0YjU0ODY0MDNkYTIxZWYiLCJlbWFpbCI6InF0cGllQGFidi5iZyIsIm5hbWUiOiJ0ZXN0IHVzZXIiLCJleHAiOjE0NzIxMjY0NjMsImlhdCI6MTQ3MTUyM</text:span><text:span text:style-name="T7">TY2M30.U41hdp4ThqmH9hVd-aRTzT4CyhVcL9gTC66rPeos7BM</text:span></text:p>
      <text:p text:style-name="P20">The parameters for the client requests can be either Mandatory or Optional. This is indicated for all methods in the method description. When performing requests, the parameters must be provided as follows:</text:p>
      <table:table table:name="Table1" table:style-name="Table1">
        <table:table-column table:style-name="Table1.A"/>
        <table:table-column table:style-name="Table1.B"/>
        <table:table-column table:style-name="Table1.C"/>
        <table:table-row>
          <table:table-cell table:style-name="Table1.A1" office:value-type="string">
            <text:p text:style-name="P9">Method</text:p>
          </table:table-cell>
          <table:table-cell table:style-name="Table1.A1" office:value-type="string">
            <text:p text:style-name="P9">Type</text:p>
          </table:table-cell>
          <table:table-cell table:style-name="Table1.A1" office:value-type="string">
            <text:p text:style-name="P9">Request Encoding</text:p>
          </table:table-cell>
        </table:table-row>
        <table:table-row>
          <table:table-cell table:style-name="Table1.A1" office:value-type="string">
            <text:p text:style-name="P8">GET</text:p>
          </table:table-cell>
          <table:table-cell table:style-name="Table1.A1" office:value-type="string">
            <text:p text:style-name="P8">Method Parameters</text:p>
          </table:table-cell>
          <table:table-cell table:style-name="Table1.A1" office:value-type="string">
            <text:p text:style-name="P8">x-www-form-urlencoded</text:p>
          </table:table-cell>
        </table:table-row>
        <table:table-row>
          <table:table-cell table:style-name="Table1.A1" office:value-type="string">
            <text:p text:style-name="P8">POST</text:p>
          </table:table-cell>
          <table:table-cell table:style-name="Table1.A1" office:value-type="string">
            <text:p text:style-name="P8">Method Parameters + Request Body</text:p>
          </table:table-cell>
          <table:table-cell table:style-name="Table1.A1" office:value-type="string">
            <text:p text:style-name="P8">x-www-form-urlencoded</text:p>
          </table:table-cell>
        </table:table-row>
        <table:table-row>
          <table:table-cell table:style-name="Table1.A1" office:value-type="string">
            <text:p text:style-name="P8">PUT</text:p>
          </table:table-cell>
          <table:table-cell table:style-name="Table1.A1" office:value-type="string">
            <text:p text:style-name="P8">Method Parameters + Request Body</text:p>
          </table:table-cell>
          <table:table-cell table:style-name="Table1.A1" office:value-type="string">
            <text:p text:style-name="P8">x-www-form-urlencoded</text:p>
          </table:table-cell>
        </table:table-row>
        <table:table-row>
          <table:table-cell table:style-name="Table1.A1" office:value-type="string">
            <text:p text:style-name="P8">DELETE</text:p>
          </table:table-cell>
          <table:table-cell table:style-name="Table1.A1" office:value-type="string">
            <text:p text:style-name="P8">Method Parameters</text:p>
          </table:table-cell>
          <table:table-cell table:style-name="Table1.A1" office:value-type="string">
            <text:p text:style-name="P8">x-www-form-urlencoded</text:p>
          </table:table-cell>
        </table:table-row>
      </table:table>
      <text:p text:style-name="P21"/>
      <text:p text:style-name="P23"><text:span text:style-name="T4">Server replies</text:span><text:span text:style-name="T3"> contain JSON-formatted data to the client.</text:span></text:p>
      <text:p text:style-name="P23"><text:span text:style-name="T4">Client requests</text:span><text:span text:style-name="T3"> will be made to URLs formatted in the following way:</text:span></text:p>
      <text:p text:style-name="P85">https://&lt;server name&gt;/&lt;api&gt;/&lt;method&gt;/&lt;parameters&gt;<text:tab/><text:tab/><text:tab/><text:tab/><text:tab/><text:tab/></text:p>
      <text:list xml:id="list7175647166209100001" text:style-name="L3">
        <text:list-item>
          <text:p text:style-name="P52"><text:soft-page-break/>Error Codes</text:p>
        </text:list-item>
        <text:list-item>
          <text:p text:style-name="P56">Description:</text:p>
        </text:list-item>
      </text:list>
      <text:p text:style-name="P19">Given below are all possible error codes the backend might return and what they mean.</text:p>
      <text:list xml:id="list4005076031527982246" text:style-name="L4">
        <text:list-item>
          <text:p text:style-name="P57">Fields:</text:p>
        </text:list-item>
      </text:list>
      <table:table table:name="Table2" table:style-name="Table2">
        <table:table-column table:style-name="Table2.A"/>
        <table:table-column table:style-name="Table2.B"/>
        <table:table-row>
          <table:table-cell table:style-name="Table2.A1" office:value-type="string">
            <text:p text:style-name="P9">Code</text:p>
          </table:table-cell>
          <table:table-cell table:style-name="Table2.B1" office:value-type="string">
            <text:p text:style-name="P9">Meaning</text:p>
          </table:table-cell>
        </table:table-row>
        <table:table-row>
          <table:table-cell table:style-name="Table2.A2" office:value-type="string">
            <text:p text:style-name="P8">400</text:p>
          </table:table-cell>
          <table:table-cell table:style-name="Table2.B2" office:value-type="string">
            <text:p text:style-name="P7">The request could not be understood by the server due to malformed syntax</text:p>
          </table:table-cell>
        </table:table-row>
        <table:table-row>
          <table:table-cell table:style-name="Table2.A2" office:value-type="string">
            <text:p text:style-name="P3">401</text:p>
          </table:table-cell>
          <table:table-cell table:style-name="Table2.B2" office:value-type="string">
            <text:p text:style-name="P4">The request requires user authentication.</text:p>
          </table:table-cell>
        </table:table-row>
        <table:table-row>
          <table:table-cell table:style-name="Table2.A4" office:value-type="float" office:value="500">
            <text:p text:style-name="P2">500</text:p>
          </table:table-cell>
          <table:table-cell table:style-name="Table2.B2" office:value-type="string">
            <text:p text:style-name="P1">Internal server error.</text:p>
          </table:table-cell>
        </table:table-row>
      </table:table>
      <text:list xml:id="list6132626780570210202" text:style-name="L5">
        <text:list-item>
          <text:p text:style-name="P53">Enumerations</text:p>
        </text:list-item>
        <text:list-item>
          <text:p text:style-name="P50">User's Positions</text:p>
        </text:list-item>
        <text:list-item>
          <text:p text:style-name="P58">Description:</text:p>
        </text:list-item>
      </text:list>
      <text:p text:style-name="P19">This enumeration represents the possible <text:span text:style-name="T14">user's positions</text:span>.</text:p>
      <text:list xml:id="list8777634650173249330" text:style-name="L6">
        <text:list-item>
          <text:p text:style-name="P59">Fields:</text:p>
        </text:list-item>
      </text:list>
      <table:table table:name="Table3" table:style-name="Table3">
        <table:table-column table:style-name="Table3.A"/>
        <table:table-column table:style-name="Table3.B"/>
        <table:table-row>
          <table:table-cell table:style-name="Table3.A1" office:value-type="string">
            <text:p text:style-name="P9">Values</text:p>
          </table:table-cell>
          <table:table-cell table:style-name="Table3.B1" office:value-type="string">
            <text:p text:style-name="P9">Meaning</text:p>
          </table:table-cell>
        </table:table-row>
        <table:table-row>
          <table:table-cell table:style-name="Table3.A2" office:value-type="string">
            <text:p text:style-name="P13">1 <text:span text:style-name="T16">Front-End</text:span></text:p>
          </table:table-cell>
          <table:table-cell table:style-name="Table3.B2" office:value-type="string">
            <text:p text:style-name="P5">User can be front-end developer.</text:p>
          </table:table-cell>
        </table:table-row>
        <table:table-row>
          <table:table-cell table:style-name="Table3.A2" office:value-type="string">
            <text:p text:style-name="P13">2<text:span text:style-name="T18"> <text:s/></text:span><text:span text:style-name="T16">Back-End</text:span></text:p>
          </table:table-cell>
          <table:table-cell table:style-name="Table3.B2" office:value-type="string">
            <text:p text:style-name="P5">User can be back-end developer.</text:p>
          </table:table-cell>
        </table:table-row>
        <table:table-row>
          <table:table-cell table:style-name="Table3.A2" office:value-type="string">
            <text:p text:style-name="P7">3<text:span text:style-name="T19"> </text:span><text:span text:style-name="T17">Full-stack</text:span></text:p>
          </table:table-cell>
          <table:table-cell table:style-name="Table3.B2" office:value-type="string">
            <text:p text:style-name="P5">User can be full-stack developer.</text:p>
          </table:table-cell>
        </table:table-row>
      </table:table>
      <text:p text:style-name="P31"/>
      <text:list xml:id="list5684729702684889999" text:style-name="L7">
        <text:list-item>
          <text:p text:style-name="P54">Data Structures</text:p>
        </text:list-item>
        <text:list-item>
          <text:p text:style-name="P41">ServerResponse</text:p>
        </text:list-item>
        <text:list-item>
          <text:p text:style-name="P60">Description:</text:p>
        </text:list-item>
      </text:list>
      <text:p text:style-name="P19">This data structure contains the information related to a single API request.</text:p>
      <text:list xml:id="list7453062232412251259" text:style-name="L8">
        <text:list-item>
          <text:p text:style-name="P61">Fields:</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9">Name</text:p>
          </table:table-cell>
          <table:table-cell table:style-name="Table5.A1" office:value-type="string">
            <text:p text:style-name="P9">Type</text:p>
          </table:table-cell>
          <table:table-cell table:style-name="Table5.C1" office:value-type="string">
            <text:p text:style-name="P9">Description</text:p>
          </table:table-cell>
        </table:table-row>
        <table:table-row table:style-name="Table5.2">
          <table:table-cell table:style-name="Table5.A2" office:value-type="string">
            <text:p text:style-name="P16">error-<text:span text:style-name="T21">Can be any type depending on the error.</text:span></text:p>
          </table:table-cell>
          <table:table-cell table:style-name="Table5.A2" office:value-type="string">
            <text:p text:style-name="P14">ErrorMessage</text:p>
          </table:table-cell>
          <table:table-cell table:style-name="Table5.C2" office:value-type="string">
            <text:p text:style-name="P17"><text:span text:style-name="T3">If the request was not successful, the error is provided here. If there is no error, this field is </text:span><text:span text:style-name="T8">not displayed</text:span><text:span text:style-name="T3">.</text:span></text:p>
          </table:table-cell>
        </table:table-row>
        <table:table-row>
          <table:table-cell table:style-name="Table5.A2" office:value-type="string">
            <text:p text:style-name="P35">Data <text:span text:style-name="T16">- </text:span><text:span text:style-name="T20">Can be any type depending on the request.</text:span></text:p>
          </table:table-cell>
          <table:table-cell table:style-name="Table5.A2" office:value-type="string">
            <text:p text:style-name="P14">&lt;<text:span text:style-name="T14">T</text:span>&gt;</text:p>
          </table:table-cell>
          <table:table-cell table:style-name="Table5.C2" office:value-type="string">
            <text:p text:style-name="P17"><text:span text:style-name="T3">If the request was successful, the data is provided here. Can be any type depending on the request. If the request was not successful, this field is <text:s/></text:span><text:span text:style-name="T8">not displayed</text:span><text:span text:style-name="T3">.</text:span></text:p>
          </table:table-cell>
        </table:table-row>
      </table:table>
      <text:p text:style-name="P4"/>
      <text:p text:style-name="P27">Example:</text:p>
      <text:p text:style-name="P4"><text:soft-page-break/></text:p>
      <text:p text:style-name="P4">{<text:line-break/> <text:s/>"message": "All fields are required"<text:line-break/>}</text:p>
      <text:p text:style-name="P4"/>
      <text:p text:style-name="P4">{<text:line-break/> <text:s/>"token": "eyJ0eXAiOiJKV1QiLCJhbGciOiJIUzI1NiJ9.eyJfaWQiOiI1N2JhYzk4Yjc1MmM3ZjhjMTBkMjQwYzMiLCJlbWFpbCI6InNkc2FkYXNkc2FAYWJ2LmJnIiwibmFtZSI6InNkYWRhc2Fkc2QiLCJleHAiOjE0NzI0NjM4ODMsImlhdCI6MTQ3MTg1OTA4M30.a5ePJItTFm3cxYCmAqLWPv0Jfqqw9xGvQB2nSpi7rzY"<text:line-break/>}</text:p>
      <text:list xml:id="list5884113113662492894" text:style-name="L9">
        <text:list-item>
          <text:p text:style-name="P51">User</text:p>
        </text:list-item>
        <text:list-item>
          <text:p text:style-name="P62">Description:</text:p>
        </text:list-item>
      </text:list>
      <text:p text:style-name="P19">Data structure for <text:span text:style-name="T14">user</text:span> that will be displayed.</text:p>
      <text:list xml:id="list9042012945080752839" text:style-name="L10">
        <text:list-item>
          <text:p text:style-name="P63">Fields:</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9">Name</text:p>
          </table:table-cell>
          <table:table-cell table:style-name="Table6.A1" office:value-type="string">
            <text:p text:style-name="P9">Type</text:p>
          </table:table-cell>
          <table:table-cell table:style-name="Table6.C1" office:value-type="string">
            <text:p text:style-name="P9">Description</text:p>
          </table:table-cell>
        </table:table-row>
        <table:table-row>
          <table:table-cell table:style-name="Table6.A2" office:value-type="string">
            <text:p text:style-name="P34">id</text:p>
          </table:table-cell>
          <table:table-cell table:style-name="Table6.A2" office:value-type="string">
            <text:p text:style-name="P15">string</text:p>
          </table:table-cell>
          <table:table-cell table:style-name="Table6.C2" office:value-type="string">
            <text:p text:style-name="P7">Identifier assigned by the backend.</text:p>
          </table:table-cell>
        </table:table-row>
        <table:table-row>
          <table:table-cell table:style-name="Table6.A2" office:value-type="string">
            <text:p text:style-name="P16">name</text:p>
          </table:table-cell>
          <table:table-cell table:style-name="Table6.A2" office:value-type="string">
            <text:p text:style-name="P15">string</text:p>
          </table:table-cell>
          <table:table-cell table:style-name="Table6.C2" office:value-type="string">
            <text:p text:style-name="P7"><text:span text:style-name="T14">User's full name</text:span>.</text:p>
          </table:table-cell>
        </table:table-row>
        <table:table-row>
          <table:table-cell table:style-name="Table6.A2" office:value-type="string">
            <text:p text:style-name="P16">position</text:p>
          </table:table-cell>
          <table:table-cell table:style-name="Table6.A2" office:value-type="string">
            <text:p text:style-name="P14">string</text:p>
          </table:table-cell>
          <table:table-cell table:style-name="Table6.C2" office:value-type="string">
            <text:p text:style-name="P1">Position in the system (Front-end,Back-End and Full-Stack)</text:p>
          </table:table-cell>
        </table:table-row>
        <table:table-row>
          <table:table-cell table:style-name="Table6.A2" office:value-type="string">
            <text:p text:style-name="P16">isAdmin</text:p>
          </table:table-cell>
          <table:table-cell table:style-name="Table6.A2" office:value-type="string">
            <text:p text:style-name="P15">boolean</text:p>
          </table:table-cell>
          <table:table-cell table:style-name="Table6.C2" office:value-type="string">
            <text:p text:style-name="P7"><text:span text:style-name="T14">Default value by the backend</text:span>.</text:p>
          </table:table-cell>
        </table:table-row>
      </table:table>
      <text:p text:style-name="P10"/>
      <text:p text:style-name="P27">Example:</text:p>
      <text:p text:style-name="P27">{<text:line-break/> <text:s/>"_id": "57bac98b752c7f8c10d240c3",<text:line-break/> <text:s/>"position": "Back-End",<text:line-break/> <text:s/>"email": "sdsadasdsa@abv.bg",<text:line-break/> <text:s/>"name": "sdadasadsd",<text:line-break/> <text:s/>"__v": 0<text:line-break/>}</text:p>
      <text:list xml:id="list6704688426569108572" text:style-name="L11">
        <text:list-item>
          <text:p text:style-name="P42">ErrorMessage</text:p>
        </text:list-item>
        <text:list-item>
          <text:p text:style-name="P64">Description:</text:p>
        </text:list-item>
      </text:list>
      <text:p text:style-name="P19">Data structure for <text:span text:style-name="T14">user </text:span>that will be displayed.</text:p>
      <text:list xml:id="list4430625882830169696" text:style-name="L12">
        <text:list-item>
          <text:p text:style-name="P65">Fields:</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9">Name</text:p>
          </table:table-cell>
          <table:table-cell table:style-name="Table7.A1" office:value-type="string">
            <text:p text:style-name="P9">Type</text:p>
          </table:table-cell>
          <table:table-cell table:style-name="Table7.C1" office:value-type="string">
            <text:p text:style-name="P9">Description</text:p>
          </table:table-cell>
        </table:table-row>
        <table:table-row>
          <table:table-cell table:style-name="Table7.A2" office:value-type="string">
            <text:p text:style-name="P13">code</text:p>
          </table:table-cell>
          <table:table-cell table:style-name="Table7.A2" office:value-type="string">
            <text:p text:style-name="P14">int</text:p>
          </table:table-cell>
          <table:table-cell table:style-name="Table7.C2" office:value-type="float" office:value="401">
            <text:p text:style-name="P5">401</text:p>
          </table:table-cell>
        </table:table-row>
        <table:table-row>
          <table:table-cell table:style-name="Table7.A2" office:value-type="string">
            <text:p text:style-name="P13">message</text:p>
          </table:table-cell>
          <table:table-cell table:style-name="Table7.A2" office:value-type="string">
            <text:p text:style-name="P14">string</text:p>
          </table:table-cell>
          <table:table-cell table:style-name="Table7.C3" office:value-type="string">
            <text:p text:style-name="P1">Authorization error.</text:p>
          </table:table-cell>
        </table:table-row>
      </table:table>
      <text:p text:style-name="P4"/>
      <text:p text:style-name="P27">Example:</text:p>
      <text:p text:style-name="P4"/>
      <text:p text:style-name="P4"><text:soft-page-break/>{<text:line-break/> <text:s/>"message": "UnauthorizedError: invalid token"<text:line-break/>}</text:p>
      <text:list xml:id="list31237858" text:continue-list="list5884113113662492894" text:style-name="L9">
        <text:list-item>
          <text:p text:style-name="P51">Project</text:p>
        </text:list-item>
        <text:list-item>
          <text:p text:style-name="P62">Description:</text:p>
        </text:list-item>
      </text:list>
      <text:p text:style-name="P19">Data structure for <text:span text:style-name="T14">project</text:span> that will be displayed.</text:p>
      <text:list xml:id="list7176041462545044301" text:style-name="L13">
        <text:list-item>
          <text:p text:style-name="P66">Fields:</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9">Name</text:p>
          </table:table-cell>
          <table:table-cell table:style-name="Table4.A1" office:value-type="string">
            <text:p text:style-name="P9">Type</text:p>
          </table:table-cell>
          <table:table-cell table:style-name="Table4.C1" office:value-type="string">
            <text:p text:style-name="P9">Description</text:p>
          </table:table-cell>
        </table:table-row>
        <table:table-row>
          <table:table-cell table:style-name="Table4.A2" office:value-type="string">
            <text:p text:style-name="P34">id</text:p>
          </table:table-cell>
          <table:table-cell table:style-name="Table4.A2" office:value-type="string">
            <text:p text:style-name="P15">string</text:p>
          </table:table-cell>
          <table:table-cell table:style-name="Table4.C2" office:value-type="string">
            <text:p text:style-name="P7">Identifier assigned by the backend.</text:p>
          </table:table-cell>
        </table:table-row>
        <table:table-row>
          <table:table-cell table:style-name="Table4.A2" office:value-type="string">
            <text:p text:style-name="P16">title</text:p>
          </table:table-cell>
          <table:table-cell table:style-name="Table4.A2" office:value-type="string">
            <text:p text:style-name="P15">string</text:p>
          </table:table-cell>
          <table:table-cell table:style-name="Table4.C2" office:value-type="string">
            <text:p text:style-name="P5">Title of the project.</text:p>
          </table:table-cell>
        </table:table-row>
        <table:table-row>
          <table:table-cell table:style-name="Table4.A2" office:value-type="string">
            <text:p text:style-name="P16">owner</text:p>
          </table:table-cell>
          <table:table-cell table:style-name="Table4.A2" office:value-type="string">
            <text:p text:style-name="P14">string</text:p>
          </table:table-cell>
          <table:table-cell table:style-name="Table4.C2" office:value-type="string">
            <text:p text:style-name="P1">Project owner.</text:p>
          </table:table-cell>
        </table:table-row>
        <table:table-row>
          <table:table-cell table:style-name="Table4.A2" office:value-type="string">
            <text:p text:style-name="P16">description</text:p>
          </table:table-cell>
          <table:table-cell table:style-name="Table4.A2" office:value-type="string">
            <text:p text:style-name="P15">boolean</text:p>
          </table:table-cell>
          <table:table-cell table:style-name="Table4.C2" office:value-type="string">
            <text:p text:style-name="P5">Description of the project.</text:p>
          </table:table-cell>
        </table:table-row>
        <table:table-row>
          <table:table-cell table:style-name="Table4.A6" office:value-type="string">
            <text:p text:style-name="P16">status</text:p>
          </table:table-cell>
          <table:table-cell table:style-name="Table4.A6" office:value-type="string">
            <text:p text:style-name="P15">boolean</text:p>
          </table:table-cell>
          <table:table-cell table:style-name="Table4.C6" office:value-type="string">
            <text:p text:style-name="P5">Project status.Default value is true.</text:p>
          </table:table-cell>
        </table:table-row>
        <table:table-row>
          <table:table-cell table:style-name="Table4.A6" office:value-type="string">
            <text:p text:style-name="P16">adminUsers</text:p>
          </table:table-cell>
          <table:table-cell table:style-name="Table4.A6" office:value-type="string">
            <text:p text:style-name="P15">array</text:p>
          </table:table-cell>
          <table:table-cell table:style-name="Table4.C6" office:value-type="string">
            <text:p text:style-name="P5">Project's admins.</text:p>
          </table:table-cell>
        </table:table-row>
        <table:table-row>
          <table:table-cell table:style-name="Table4.A6" office:value-type="string">
            <text:p text:style-name="P16">standardUsers</text:p>
          </table:table-cell>
          <table:table-cell table:style-name="Table4.A6" office:value-type="string">
            <text:p text:style-name="P15">array</text:p>
          </table:table-cell>
          <table:table-cell table:style-name="Table4.C6" office:value-type="string">
            <text:p text:style-name="P5">Projects's developers.</text:p>
          </table:table-cell>
        </table:table-row>
        <table:table-row>
          <table:table-cell table:style-name="Table4.A6" office:value-type="string">
            <text:p text:style-name="P16">conversationId</text:p>
          </table:table-cell>
          <table:table-cell table:style-name="Table4.A6" office:value-type="string">
            <text:p text:style-name="P15">string</text:p>
          </table:table-cell>
          <table:table-cell table:style-name="Table4.C6" office:value-type="string">
            <text:p text:style-name="P5">Id of the project's conversation.</text:p>
          </table:table-cell>
        </table:table-row>
        <table:table-row>
          <table:table-cell table:style-name="Table4.A6" office:value-type="string">
            <text:p text:style-name="P16">createdAt</text:p>
          </table:table-cell>
          <table:table-cell table:style-name="Table4.A6" office:value-type="string">
            <text:p text:style-name="P15">date</text:p>
          </table:table-cell>
          <table:table-cell table:style-name="Table4.C6" office:value-type="string">
            <text:p text:style-name="P5">Created and updated date.</text:p>
          </table:table-cell>
        </table:table-row>
      </table:table>
      <text:p text:style-name="P10"/>
      <text:p text:style-name="P27">Example:</text:p>
      <text:p text:style-name="P27">{<text:line-break/> <text:s/>"_id": "57bad785752c7f8c10d240c4",<text:line-break/> <text:s/>"description": "html,css,js",<text:line-break/> <text:s/>"owner": "57b5a37f84b5486403da21ef",<text:line-break/> <text:s/>"title": "test project",<text:line-break/> <text:s/>"__v": 0,<text:line-break/> <text:s/>"createdAt": "2016-08-22T10:44:21.229Z",<text:line-break/> <text:s/>"standardUsers": [<text:line-break/> <text:s text:c="3"/>"57b580858385ded8170a1309",<text:line-break/> <text:s text:c="3"/>"57b6f01b095eafb82b153a1e"<text:line-break/> <text:s/>],<text:line-break/> <text:s/>"adminUsers": [<text:line-break/> <text:s text:c="3"/>"57b58083e71acafc07269a82"<text:line-break/> <text:s/>],<text:line-break/> <text:s/>"status": true<text:line-break/>}</text:p>
      <text:list xml:id="list741180040035377343" text:style-name="L14">
        <text:list-item>
          <text:p text:style-name="P43">ErrorMessage</text:p>
        </text:list-item>
        <text:list-item>
          <text:p text:style-name="P67">Description:</text:p>
        </text:list-item>
      </text:list>
      <text:p text:style-name="P19">Data structure for <text:span text:style-name="T14">project </text:span>that will be displayed.</text:p>
      <text:list xml:id="list2590419545620524049" text:style-name="L15">
        <text:list-item>
          <text:p text:style-name="P68">Fields:</text:p>
        </text:list-item>
      </text:list>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9">Name</text:p>
          </table:table-cell>
          <table:table-cell table:style-name="Table11.A1" office:value-type="string">
            <text:p text:style-name="P9">Type</text:p>
          </table:table-cell>
          <table:table-cell table:style-name="Table11.C1" office:value-type="string">
            <text:p text:style-name="P9">Description</text:p>
          </table:table-cell>
        </table:table-row>
        <table:table-row>
          <table:table-cell table:style-name="Table11.A2" office:value-type="string">
            <text:p text:style-name="P13">code</text:p>
          </table:table-cell>
          <table:table-cell table:style-name="Table11.A2" office:value-type="string">
            <text:p text:style-name="P14">int</text:p>
          </table:table-cell>
          <table:table-cell table:style-name="Table11.C2" office:value-type="float" office:value="400">
            <text:p text:style-name="P5">400</text:p>
          </table:table-cell>
        </table:table-row>
        <table:table-row>
          <table:table-cell table:style-name="Table11.A2" office:value-type="string">
            <text:p text:style-name="P13">message</text:p>
          </table:table-cell>
          <table:table-cell table:style-name="Table11.A2" office:value-type="string">
            <text:p text:style-name="P14">string</text:p>
          </table:table-cell>
          <table:table-cell table:style-name="Table11.C3" office:value-type="string">
            <text:p text:style-name="P1">Project cannot be find.</text:p>
          </table:table-cell>
        </table:table-row>
      </table:table>
      <text:p text:style-name="P4"/>
      <text:p text:style-name="P27">Example:</text:p>
      <text:p text:style-name="P4"/>
      <text:p text:style-name="P4">{<text:line-break/> <text:s/>"message": "cannot find project"<text:line-break/>}</text:p>
      <text:list xml:id="list31243199" text:continue-list="list31237858" text:style-name="L9">
        <text:list-item>
          <text:p text:style-name="P51">Conversation</text:p>
        </text:list-item>
        <text:list-item>
          <text:p text:style-name="P62">Description:</text:p>
        </text:list-item>
      </text:list>
      <text:p text:style-name="P19">Data structure for <text:span text:style-name="T14">conversation</text:span> that will be displayed.</text:p>
      <text:list xml:id="list4083675311162948766" text:style-name="L16">
        <text:list-item>
          <text:p text:style-name="P69">Fields:</text:p>
        </text:list-item>
      </text:list>
      <table:table table:name="Table12" table:style-name="Table12">
        <table:table-column table:style-name="Table12.A"/>
        <table:table-column table:style-name="Table12.B"/>
        <table:table-column table:style-name="Table12.C"/>
        <table:table-row>
          <table:table-cell table:style-name="Table12.A1" office:value-type="string">
            <text:p text:style-name="P9">Name</text:p>
          </table:table-cell>
          <table:table-cell table:style-name="Table12.A1" office:value-type="string">
            <text:p text:style-name="P9">Type</text:p>
          </table:table-cell>
          <table:table-cell table:style-name="Table12.C1" office:value-type="string">
            <text:p text:style-name="P9">Description</text:p>
          </table:table-cell>
        </table:table-row>
        <table:table-row>
          <table:table-cell table:style-name="Table12.A2" office:value-type="string">
            <text:p text:style-name="P34">id</text:p>
          </table:table-cell>
          <table:table-cell table:style-name="Table12.A2" office:value-type="string">
            <text:p text:style-name="P15">string</text:p>
          </table:table-cell>
          <table:table-cell table:style-name="Table12.C2" office:value-type="string">
            <text:p text:style-name="P7">Identifier assigned by the backend.</text:p>
          </table:table-cell>
        </table:table-row>
        <table:table-row>
          <table:table-cell table:style-name="Table12.A2" office:value-type="string">
            <text:p text:style-name="P16">participants</text:p>
          </table:table-cell>
          <table:table-cell table:style-name="Table12.A2" office:value-type="string">
            <text:p text:style-name="P15">string</text:p>
          </table:table-cell>
          <table:table-cell table:style-name="Table12.C2" office:value-type="string">
            <text:p text:style-name="P5">All users in this conversations.</text:p>
          </table:table-cell>
        </table:table-row>
      </table:table>
      <text:p text:style-name="P10"/>
      <text:p text:style-name="P27">Example:</text:p>
      <text:p text:style-name="P27">{<text:line-break/> <text:s/>"conversation": [<text:line-break/> <text:s text:c="3"/>{<text:line-break/> <text:s text:c="5"/>"_id": "57bad8caa8ba23900b71dfe1",<text:line-break/> <text:s text:c="5"/>"createdAt": "2016-08-22T10:49:46.870Z",<text:line-break/> <text:s text:c="5"/>"author": {<text:line-break/> <text:s text:c="7"/>"_id": "57b58083e71acafc07269a82"<text:line-break/> <text:s text:c="5"/>},<text:line-break/> <text:s text:c="5"/>"body": "dawd"<text:line-break/> <text:s text:c="3"/>},<text:line-break/> <text:s text:c="3"/>{<text:line-break/> <text:s text:c="5"/>"_id": "57bad8c7a8ba23900b71dfdf",<text:line-break/> <text:s text:c="5"/>"createdAt": "2016-08-22T10:49:43.137Z",<text:line-break/> <text:s text:c="5"/>"author": {<text:line-break/> <text:s text:c="7"/>"_id": "57b58083e71acafc07269a82"<text:line-break/> <text:s text:c="5"/>},<text:line-break/> <text:s text:c="5"/>"body": "daw"<text:line-break/> <text:s text:c="3"/>},<text:line-break/> <text:s text:c="3"/>{<text:line-break/> <text:s text:c="5"/>"_id": "57bad785752c7f8c10d240c6",<text:line-break/> <text:s text:c="5"/>"createdAt": "2016-08-22T10:44:21.521Z",<text:line-break/> <text:s text:c="5"/>"author": {<text:line-break/> <text:s text:c="7"/>"_id": "57b5a37f84b5486403da21ef"<text:line-break/> <text:s text:c="5"/>},<text:line-break/><text:soft-page-break/> <text:s text:c="5"/>"body": "Conversation created!"<text:line-break/> <text:s text:c="3"/>}<text:line-break/> <text:s/>]<text:line-break/>}<text:line-break/></text:p>
      <text:list xml:id="list9103233712679978442" text:style-name="L17">
        <text:list-item>
          <text:p text:style-name="P44">ErrorMessage</text:p>
        </text:list-item>
        <text:list-item>
          <text:p text:style-name="P70">Description:</text:p>
        </text:list-item>
      </text:list>
      <text:p text:style-name="P19">Data structure for c<text:span text:style-name="T14">onversation </text:span>that will be displayed.</text:p>
      <text:list xml:id="list4400503423383546944" text:style-name="L18">
        <text:list-item>
          <text:p text:style-name="P71">Fields:</text:p>
        </text:list-item>
      </text:list>
      <table:table table:name="Table13" table:style-name="Table13">
        <table:table-column table:style-name="Table13.A"/>
        <table:table-column table:style-name="Table13.B"/>
        <table:table-column table:style-name="Table13.C"/>
        <table:table-row>
          <table:table-cell table:style-name="Table13.A1" office:value-type="string">
            <text:p text:style-name="P9">Name</text:p>
          </table:table-cell>
          <table:table-cell table:style-name="Table13.A1" office:value-type="string">
            <text:p text:style-name="P9">Type</text:p>
          </table:table-cell>
          <table:table-cell table:style-name="Table13.C1" office:value-type="string">
            <text:p text:style-name="P9">Description</text:p>
          </table:table-cell>
        </table:table-row>
        <table:table-row>
          <table:table-cell table:style-name="Table13.A2" office:value-type="string">
            <text:p text:style-name="P13">code</text:p>
          </table:table-cell>
          <table:table-cell table:style-name="Table13.A2" office:value-type="string">
            <text:p text:style-name="P14">int</text:p>
          </table:table-cell>
          <table:table-cell table:style-name="Table13.C2" office:value-type="float" office:value="400">
            <text:p text:style-name="P5">400</text:p>
          </table:table-cell>
        </table:table-row>
        <table:table-row>
          <table:table-cell table:style-name="Table13.A2" office:value-type="string">
            <text:p text:style-name="P16">message</text:p>
          </table:table-cell>
          <table:table-cell table:style-name="Table13.A2" office:value-type="string">
            <text:p text:style-name="P14">string</text:p>
          </table:table-cell>
          <table:table-cell table:style-name="Table13.C3" office:value-type="string">
            <text:p text:style-name="P1">Conversation cannot be find.</text:p>
          </table:table-cell>
        </table:table-row>
      </table:table>
      <text:p text:style-name="P4"/>
      <text:p text:style-name="P27">Example:</text:p>
      <text:p text:style-name="P4"/>
      <text:p text:style-name="P4">{<text:line-break/> <text:s/>"error": "cannot be find"<text:line-break/>}</text:p>
      <text:list xml:id="list31246791" text:continue-list="list31243199" text:style-name="L9">
        <text:list-item>
          <text:p text:style-name="P51">Message</text:p>
        </text:list-item>
        <text:list-item>
          <text:p text:style-name="P62">Description:</text:p>
        </text:list-item>
      </text:list>
      <text:p text:style-name="P19">Data structure for <text:span text:style-name="T14">message</text:span> that will be displayed.</text:p>
      <text:list xml:id="list2732718698851925805" text:style-name="L19">
        <text:list-item>
          <text:p text:style-name="P72">Fields:</text:p>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9">Name</text:p>
          </table:table-cell>
          <table:table-cell table:style-name="Table14.A1" office:value-type="string">
            <text:p text:style-name="P9">Type</text:p>
          </table:table-cell>
          <table:table-cell table:style-name="Table14.C1" office:value-type="string">
            <text:p text:style-name="P9">Description</text:p>
          </table:table-cell>
        </table:table-row>
        <table:table-row>
          <table:table-cell table:style-name="Table14.A2" office:value-type="string">
            <text:p text:style-name="P34">id</text:p>
          </table:table-cell>
          <table:table-cell table:style-name="Table14.A2" office:value-type="string">
            <text:p text:style-name="P15">string</text:p>
          </table:table-cell>
          <table:table-cell table:style-name="Table14.C2" office:value-type="string">
            <text:p text:style-name="P7">Identifier assigned by the backend.</text:p>
          </table:table-cell>
        </table:table-row>
        <table:table-row>
          <table:table-cell table:style-name="Table14.A2" office:value-type="string">
            <text:p text:style-name="P16">conversationId</text:p>
          </table:table-cell>
          <table:table-cell table:style-name="Table14.A2" office:value-type="string">
            <text:p text:style-name="P15">Schema.Types.Object</text:p>
          </table:table-cell>
          <table:table-cell table:style-name="Table14.C2" office:value-type="string">
            <text:p text:style-name="P5">Id of the conversation.</text:p>
          </table:table-cell>
        </table:table-row>
        <table:table-row>
          <table:table-cell table:style-name="Table14.A4" office:value-type="string">
            <text:p text:style-name="P16">author</text:p>
          </table:table-cell>
          <table:table-cell table:style-name="Table14.A4" office:value-type="string">
            <text:p text:style-name="P15">Schema.Types.Object</text:p>
          </table:table-cell>
          <table:table-cell table:style-name="Table14.C4" office:value-type="string">
            <text:p text:style-name="P5">Id of the sender.</text:p>
          </table:table-cell>
        </table:table-row>
        <table:table-row>
          <table:table-cell table:style-name="Table14.A4" office:value-type="string">
            <text:p text:style-name="P16">body</text:p>
          </table:table-cell>
          <table:table-cell table:style-name="Table14.A4" office:value-type="string">
            <text:p text:style-name="P15">string</text:p>
          </table:table-cell>
          <table:table-cell table:style-name="Table14.C4" office:value-type="string">
            <text:p text:style-name="P5">Message content.</text:p>
          </table:table-cell>
        </table:table-row>
      </table:table>
      <text:p text:style-name="P10"/>
      <text:p text:style-name="P27">Example:</text:p>
      <text:p text:style-name="P27">{<text:line-break/> <text:s/>"conversation": [<text:line-break/> <text:s text:c="3"/>{<text:line-break/> <text:s text:c="5"/>"_id": "57bad8caa8ba23900b71dfe1",<text:line-break/> <text:s text:c="5"/>"createdAt": "2016-08-22T10:49:46.870Z",<text:line-break/> <text:s text:c="5"/>"author": {<text:line-break/> <text:s text:c="7"/>"_id": "57b58083e71acafc07269a82"<text:line-break/> <text:s text:c="5"/>},<text:line-break/><text:soft-page-break/> <text:s text:c="5"/>"body": "dawd"<text:line-break/> <text:s text:c="3"/>},<text:line-break/> <text:s text:c="3"/>{<text:line-break/> <text:s text:c="5"/>"_id": "57bad8c7a8ba23900b71dfdf",<text:line-break/> <text:s text:c="5"/>"createdAt": "2016-08-22T10:49:43.137Z",<text:line-break/> <text:s text:c="5"/>"author": {<text:line-break/> <text:s text:c="7"/>"_id": "57b58083e71acafc07269a82"<text:line-break/> <text:s text:c="5"/>},<text:line-break/> <text:s text:c="5"/>"body": "daw"<text:line-break/> <text:s text:c="3"/>},<text:line-break/> <text:s text:c="3"/>{<text:line-break/> <text:s text:c="5"/>"_id": "57bad785752c7f8c10d240c6",<text:line-break/> <text:s text:c="5"/>"createdAt": "2016-08-22T10:44:21.521Z",<text:line-break/> <text:s text:c="5"/>"author": {<text:line-break/> <text:s text:c="7"/>"_id": "57b5a37f84b5486403da21ef"<text:line-break/> <text:s text:c="5"/>},<text:line-break/> <text:s text:c="5"/>"body": "Conversation created!"<text:line-break/> <text:s text:c="3"/>}<text:line-break/> <text:s/>]<text:line-break/>}<text:line-break/></text:p>
      <text:list xml:id="list1074909097423068528" text:style-name="L20">
        <text:list-item>
          <text:p text:style-name="P45">ErrorMessage</text:p>
        </text:list-item>
        <text:list-item>
          <text:p text:style-name="P73">Description:</text:p>
        </text:list-item>
      </text:list>
      <text:p text:style-name="P19">Data structure for m<text:span text:style-name="T14">essage </text:span>that will be displayed.</text:p>
      <text:list xml:id="list515582804208451660" text:style-name="L21">
        <text:list-item>
          <text:p text:style-name="P74">Fields:</text:p>
        </text:list-item>
      </text:list>
      <table:table table:name="Table15" table:style-name="Table15">
        <table:table-column table:style-name="Table15.A"/>
        <table:table-column table:style-name="Table15.B"/>
        <table:table-column table:style-name="Table15.C"/>
        <table:table-row>
          <table:table-cell table:style-name="Table15.A1" office:value-type="string">
            <text:p text:style-name="P9">Name</text:p>
          </table:table-cell>
          <table:table-cell table:style-name="Table15.A1" office:value-type="string">
            <text:p text:style-name="P9">Type</text:p>
          </table:table-cell>
          <table:table-cell table:style-name="Table15.C1" office:value-type="string">
            <text:p text:style-name="P9">Description</text:p>
          </table:table-cell>
        </table:table-row>
        <table:table-row>
          <table:table-cell table:style-name="Table15.A2" office:value-type="string">
            <text:p text:style-name="P13">code</text:p>
          </table:table-cell>
          <table:table-cell table:style-name="Table15.A2" office:value-type="string">
            <text:p text:style-name="P14">int</text:p>
          </table:table-cell>
          <table:table-cell table:style-name="Table15.C2" office:value-type="float" office:value="400">
            <text:p text:style-name="P5">400</text:p>
          </table:table-cell>
        </table:table-row>
        <table:table-row>
          <table:table-cell table:style-name="Table15.A2" office:value-type="string">
            <text:p text:style-name="P16">message</text:p>
          </table:table-cell>
          <table:table-cell table:style-name="Table15.A2" office:value-type="string">
            <text:p text:style-name="P14">string</text:p>
          </table:table-cell>
          <table:table-cell table:style-name="Table15.C3" office:value-type="string">
            <text:p text:style-name="P1">Conversation cannot be find.</text:p>
          </table:table-cell>
        </table:table-row>
      </table:table>
      <text:p text:style-name="P4"/>
      <text:p text:style-name="P27">Example:</text:p>
      <text:p text:style-name="P4"/>
      <text:p text:style-name="P4">{<text:line-break/> <text:s/>"error": "cannot be find"<text:line-break/>}</text:p>
      <text:list xml:id="list868597747674639640" text:style-name="L22">
        <text:list-item>
          <text:p text:style-name="P55">Authentication</text:p>
        </text:list-item>
        <text:list-item>
          <text:p text:style-name="P46"><text:span text:style-name="T14">User</text:span> POST</text:p>
        </text:list-item>
        <text:list-item>
          <text:p text:style-name="P75">Description:</text:p>
        </text:list-item>
        <text:list-item>
          <text:p text:style-name="P79"><text:span text:style-name="T3">Manages the </text:span><text:span text:style-name="T4">creation</text:span><text:span text:style-name="T3"> of the </text:span><text:span text:style-name="T5">User.</text:span></text:p>
        </text:list-item>
      </text:list>
      <text:p text:style-name="P27"><text:soft-page-break/>Body Parameter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9">Name</text:p>
          </table:table-cell>
          <table:table-cell table:style-name="Table8.A1" office:value-type="string">
            <text:p text:style-name="P9">Type</text:p>
          </table:table-cell>
          <table:table-cell table:style-name="Table8.A1" office:value-type="string">
            <text:p text:style-name="P9">Description</text:p>
          </table:table-cell>
          <table:table-cell table:style-name="Table8.D1" office:value-type="string">
            <text:p text:style-name="P9">Mandatory/</text:p>
            <text:p text:style-name="P9">Optional</text:p>
          </table:table-cell>
        </table:table-row>
        <table:table-row>
          <table:table-cell table:style-name="Table8.A2" office:value-type="string">
            <text:p text:style-name="P1">name</text:p>
          </table:table-cell>
          <table:table-cell table:style-name="Table8.A2" office:value-type="string">
            <text:p text:style-name="P15">string</text:p>
          </table:table-cell>
          <table:table-cell table:style-name="Table8.A2" office:value-type="string">
            <text:p text:style-name="P1">User's full name;</text:p>
          </table:table-cell>
          <table:table-cell table:style-name="Table8.D2" office:value-type="string">
            <text:p text:style-name="P8">Mandatory</text:p>
          </table:table-cell>
        </table:table-row>
        <table:table-row>
          <table:table-cell table:style-name="Table8.A2" office:value-type="string">
            <text:p text:style-name="P1">position</text:p>
          </table:table-cell>
          <table:table-cell table:style-name="Table8.A2" office:value-type="string">
            <text:p text:style-name="P15">string</text:p>
          </table:table-cell>
          <table:table-cell table:style-name="Table8.A2" office:value-type="string">
            <text:p text:style-name="P1">User's position.</text:p>
          </table:table-cell>
          <table:table-cell table:style-name="Table8.D2" office:value-type="string">
            <text:p text:style-name="P8">Mandatory</text:p>
          </table:table-cell>
        </table:table-row>
        <table:table-row>
          <table:table-cell table:style-name="Table8.A2" office:value-type="string">
            <text:p text:style-name="P16">email</text:p>
          </table:table-cell>
          <table:table-cell table:style-name="Table8.A2" office:value-type="string">
            <text:p text:style-name="P14">string</text:p>
          </table:table-cell>
          <table:table-cell table:style-name="Table8.A2" office:value-type="string">
            <text:p text:style-name="P5">User's email.</text:p>
          </table:table-cell>
          <table:table-cell table:style-name="Table8.D2" office:value-type="string">
            <text:p text:style-name="P8">Mandatory</text:p>
          </table:table-cell>
        </table:table-row>
        <table:table-row>
          <table:table-cell table:style-name="Table8.A2" office:value-type="string">
            <text:p text:style-name="P16">password</text:p>
          </table:table-cell>
          <table:table-cell table:style-name="Table8.A2" office:value-type="string">
            <text:p text:style-name="P14">string</text:p>
          </table:table-cell>
          <table:table-cell table:style-name="Table8.A2" office:value-type="string">
            <text:p text:style-name="P1">User's password.</text:p>
          </table:table-cell>
          <table:table-cell table:style-name="Table8.D2" office:value-type="string">
            <text:p text:style-name="P8">Mandatory</text:p>
          </table:table-cell>
        </table:table-row>
      </table:table>
      <text:p text:style-name="P27">Server Response:</text:p>
      <text:p text:style-name="P22"><text:span text:style-name="T3">The server returns the </text:span><text:span text:style-name="T6">token</text:span><text:span text:style-name="T3">.</text:span></text:p>
      <text:p text:style-name="P27">Example:</text:p>
      <text:p text:style-name="Standard"><text:span text:style-name="T9">POST</text:span><text:span text:style-name="T13"> </text:span><text:span text:style-name="T15">localhost:7777/api/register</text:span></text:p>
      <text:p text:style-name="P11">[BODY PARAMETERS]</text:p>
      <text:p text:style-name="P11"/>
      <text:p text:style-name="P11">{<text:line-break/> <text:s/>"token": "eyJ0eXAiOiJKV1QiLCJhbGciOiJIUzI1NiJ9.eyJfaWQiOiI1N2JhZTFhNTg2NWM5MDk0MTI2YmIwN2EiLCJlbWFpbCI6InRlc3RAZ21haWwuY29tIiwibmFtZSI6IlRlc3QgVXNlciIsImV4cCI6MTQ3MjQ3MDA1MywiaWF0IjoxNDcxODY1MjUzfQ.7OxX4FhfxIQguBpjUKyOpFo71nAq2wkcH7t9byKPyG4"<text:line-break/>}</text:p>
      <text:p text:style-name="P11"/>
      <text:list xml:id="list31235924" text:continue-numbering="true" text:style-name="L22">
        <text:list-item>
          <text:p text:style-name="P46"><text:span text:style-name="T14">User</text:span> POST</text:p>
        </text:list-item>
        <text:list-item>
          <text:p text:style-name="P75">Description:</text:p>
        </text:list-item>
        <text:list-item>
          <text:p text:style-name="P79"><text:span text:style-name="T3">Manages the </text:span><text:span text:style-name="T6">login</text:span><text:span text:style-name="T3"> of the </text:span><text:span text:style-name="T5">User.</text:span></text:p>
        </text:list-item>
      </text:list>
      <text:p text:style-name="P27">Body Parame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position</text:p>
          </table:table-cell>
          <table:table-cell table:style-name="Table16.A1" office:value-type="string">
            <text:p text:style-name="P15">string</text:p>
          </table:table-cell>
          <table:table-cell table:style-name="Table16.A1" office:value-type="string">
            <text:p text:style-name="P1">User's position.</text:p>
          </table:table-cell>
          <table:table-cell table:style-name="Table16.D1" office:value-type="string">
            <text:p text:style-name="P8">Mandatory</text:p>
          </table:table-cell>
        </table:table-row>
        <table:table-row>
          <table:table-cell table:style-name="Table16.A1" office:value-type="string">
            <text:p text:style-name="P16">email</text:p>
          </table:table-cell>
          <table:table-cell table:style-name="Table16.A1" office:value-type="string">
            <text:p text:style-name="P14">string</text:p>
          </table:table-cell>
          <table:table-cell table:style-name="Table16.A1" office:value-type="string">
            <text:p text:style-name="P5">User's email.</text:p>
          </table:table-cell>
          <table:table-cell table:style-name="Table16.D1" office:value-type="string">
            <text:p text:style-name="P8">Mandatory</text:p>
          </table:table-cell>
        </table:table-row>
        <table:table-row>
          <table:table-cell table:style-name="Table16.A1" office:value-type="string">
            <text:p text:style-name="P16">password</text:p>
          </table:table-cell>
          <table:table-cell table:style-name="Table16.A1" office:value-type="string">
            <text:p text:style-name="P14">string</text:p>
          </table:table-cell>
          <table:table-cell table:style-name="Table16.A1" office:value-type="string">
            <text:p text:style-name="P1">User's password.</text:p>
          </table:table-cell>
          <table:table-cell table:style-name="Table16.D1" office:value-type="string">
            <text:p text:style-name="P8">Mandatory</text:p>
          </table:table-cell>
        </table:table-row>
      </table:table>
      <text:p text:style-name="P27">Server Response:</text:p>
      <text:p text:style-name="P22"><text:span text:style-name="T3">The server returns the </text:span><text:span text:style-name="T6">token and user's id</text:span><text:span text:style-name="T3">.</text:span></text:p>
      <text:p text:style-name="P27">Example:</text:p>
      <text:p text:style-name="P17"><text:span text:style-name="T9">POST</text:span><text:span text:style-name="T22"> localhost:7777/api/</text:span><text:span text:style-name="T15">login</text:span></text:p>
      <text:p text:style-name="P11">[BODY PARAMETERS]</text:p>
      <text:p text:style-name="P11"/>
      <text:p text:style-name="P11">{<text:line-break/> <text:s/>"token": "eyJ0eXAiOiJKV1QiLCJhbGciOiJIUzI1NiJ9.eyJfaWQiOiI1N2JhZTFhNTg2NWM5MDk0MTI2YmIwN2EiLCJlbWFpbCI6InRlc3RAZ21haWwuY29tIiwibmFtZSI6IlRlc3QgVXNlciIsImV4cCI6MTQ3MjQ3MDUxNiwiaWF0IjoxNDcxODY1NzE2fQ.eUxVEGMb7CXf7tVsgczvweFOlKpeHAsCg_cVTrsEY4o",<text:line-break/> <text:s/>"userId": "57bae1a5865c9094126bb07a"<text:line-break/>}</text:p>
      <text:list xml:id="list31240068" text:continue-numbering="true" text:style-name="L22">
        <text:list-item>
          <text:p text:style-name="P55">User-PUT,GET</text:p>
        </text:list-item>
      </text:list>
      <text:list xml:id="list5682972456758810704" text:style-name="L23">
        <text:list-item>
          <text:p text:style-name="P47"><text:span text:style-name="T14">User</text:span> PUT</text:p>
        </text:list-item>
        <text:list-item>
          <text:p text:style-name="P76">Description:</text:p>
        </text:list-item>
        <text:list-item>
          <text:p text:style-name="P80"><text:soft-page-break/><text:span text:style-name="T3">Manages the </text:span><text:span text:style-name="T4">update</text:span><text:span text:style-name="T3"> of a </text:span><text:span text:style-name="T5">user's data.</text:span></text:p>
        </text:list-item>
      </text:list>
      <text:p text:style-name="P27"><text:span text:style-name="T14">Headers</text:span> Parameter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Name</text:p>
          </table:table-cell>
          <table:table-cell table:style-name="Table9.A1" office:value-type="string">
            <text:p text:style-name="P9">Type</text:p>
          </table:table-cell>
          <table:table-cell table:style-name="Table9.A1" office:value-type="string">
            <text:p text:style-name="P9">Description</text:p>
          </table:table-cell>
          <table:table-cell table:style-name="Table9.D1" office:value-type="string">
            <text:p text:style-name="P9">Mandatory/</text:p>
            <text:p text:style-name="P9">Optional</text:p>
          </table:table-cell>
        </table:table-row>
        <table:table-row>
          <table:table-cell table:style-name="Table9.A2" office:value-type="string">
            <text:p text:style-name="P16">Authorization</text:p>
          </table:table-cell>
          <table:table-cell table:style-name="Table9.A2" office:value-type="string">
            <text:p text:style-name="P15">token</text:p>
          </table:table-cell>
          <table:table-cell table:style-name="Table9.A2" office:value-type="string">
            <text:p text:style-name="P1">User's token.</text:p>
          </table:table-cell>
          <table:table-cell table:style-name="Table9.D2" office:value-type="string">
            <text:p text:style-name="P8">Mandatory</text:p>
          </table:table-cell>
        </table:table-row>
      </table:table>
      <text:p text:style-name="P27">Body Parameter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9">Name</text:p>
          </table:table-cell>
          <table:table-cell table:style-name="Table10.A1" office:value-type="string">
            <text:p text:style-name="P9">Type</text:p>
          </table:table-cell>
          <table:table-cell table:style-name="Table10.A1" office:value-type="string">
            <text:p text:style-name="P9">Description</text:p>
          </table:table-cell>
          <table:table-cell table:style-name="Table10.D1" office:value-type="string">
            <text:p text:style-name="P9">Mandatory/</text:p>
            <text:p text:style-name="P9">Optional</text:p>
          </table:table-cell>
        </table:table-row>
        <table:table-row>
          <table:table-cell table:style-name="Table10.A2" office:value-type="string">
            <text:p text:style-name="P16">oldPassword</text:p>
          </table:table-cell>
          <table:table-cell table:style-name="Table10.A2" office:value-type="string">
            <text:p text:style-name="P15">string</text:p>
          </table:table-cell>
          <table:table-cell table:style-name="Table10.A2" office:value-type="string">
            <text:p text:style-name="P5">User's current password.</text:p>
          </table:table-cell>
          <table:table-cell table:style-name="Table10.D2" office:value-type="string">
            <text:p text:style-name="P8">Mandatory</text:p>
          </table:table-cell>
        </table:table-row>
        <table:table-row>
          <table:table-cell table:style-name="Table10.A2" office:value-type="string">
            <text:p text:style-name="P16">name</text:p>
          </table:table-cell>
          <table:table-cell table:style-name="Table10.A2" office:value-type="string">
            <text:p text:style-name="P15">string</text:p>
          </table:table-cell>
          <table:table-cell table:style-name="Table10.A2" office:value-type="string">
            <text:p text:style-name="P5">New user's name.</text:p>
          </table:table-cell>
          <table:table-cell table:style-name="Table10.D2" office:value-type="string">
            <text:p text:style-name="P6">Optional</text:p>
          </table:table-cell>
        </table:table-row>
        <table:table-row>
          <table:table-cell table:style-name="Table10.A2" office:value-type="string">
            <text:p text:style-name="P16">position</text:p>
          </table:table-cell>
          <table:table-cell table:style-name="Table10.A2" office:value-type="string">
            <text:p text:style-name="P14">string</text:p>
          </table:table-cell>
          <table:table-cell table:style-name="Table10.A2" office:value-type="string">
            <text:p text:style-name="P5">New user's position.</text:p>
          </table:table-cell>
          <table:table-cell table:style-name="Table10.D2" office:value-type="string">
            <text:p text:style-name="P6">Optional</text:p>
          </table:table-cell>
        </table:table-row>
        <table:table-row>
          <table:table-cell table:style-name="Table10.A2" office:value-type="string">
            <text:p text:style-name="P16">email</text:p>
          </table:table-cell>
          <table:table-cell table:style-name="Table10.A2" office:value-type="string">
            <text:p text:style-name="P14">string</text:p>
          </table:table-cell>
          <table:table-cell table:style-name="Table10.A2" office:value-type="string">
            <text:p text:style-name="P5">New user's email.</text:p>
          </table:table-cell>
          <table:table-cell table:style-name="Table10.D2" office:value-type="string">
            <text:p text:style-name="P6">optional</text:p>
          </table:table-cell>
        </table:table-row>
        <table:table-row>
          <table:table-cell table:style-name="Table10.A2" office:value-type="string">
            <text:p text:style-name="P16">newPassword</text:p>
          </table:table-cell>
          <table:table-cell table:style-name="Table10.A2" office:value-type="string">
            <text:p text:style-name="P15">string</text:p>
          </table:table-cell>
          <table:table-cell table:style-name="Table10.A2" office:value-type="string">
            <text:p text:style-name="P5">New password.</text:p>
          </table:table-cell>
          <table:table-cell table:style-name="Table10.D2" office:value-type="string">
            <text:p text:style-name="P8">Optional</text:p>
          </table:table-cell>
        </table:table-row>
      </table:table>
      <text:p text:style-name="P27">Server Response:</text:p>
      <text:p text:style-name="P22"><text:span text:style-name="T3">The server returns the </text:span><text:span text:style-name="T5">token</text:span><text:span text:style-name="T3">.</text:span></text:p>
      <text:p text:style-name="P32">Example:</text:p>
      <text:p text:style-name="P17"><text:span text:style-name="T9">PUT </text:span><text:span text:style-name="T22">localhost:7777/api/profile</text:span></text:p>
      <text:p text:style-name="P12">[HEADERS PARAMETERS]</text:p>
      <text:p text:style-name="P11">[BODY PARAMETERS]</text:p>
      <text:p text:style-name="P11"/>
      <text:p text:style-name="P4">{<text:line-break/> <text:s/>"token": "eyJ0eXAiOiJKV1QiLCJhbGciOiJIUzI1NiJ9.eyJfaWQiOiI1N2JhZTFhNTg2NWM5MDk0MTI2YmIwN2EiLCJlbWFpbCI6InRlc3RAZ21haWwuY29tIiwibmFtZSI6IlRlc3QgVXNlciIsImV4cCI6MTQ3MjQ3MDk3NiwiaWF0IjoxNDcxODY2MTc2fQ.kZs7E33AJw_0twr9wSQFtLZcP2_grK3iOBGOueBdZy0"<text:line-break/>}</text:p>
      <text:p text:style-name="P4"/>
      <text:list xml:id="list31251833" text:continue-numbering="true" text:style-name="L23">
        <text:list-header>
          <text:p text:style-name="P87"/>
        </text:list-header>
        <text:list-item>
          <text:p text:style-name="P47"><text:span text:style-name="T14">User</text:span> <text:span text:style-name="T14">GET</text:span></text:p>
        </text:list-item>
        <text:list-item>
          <text:p text:style-name="P76">Description:</text:p>
        </text:list-item>
        <text:list-item>
          <text:p text:style-name="P80"><text:span text:style-name="T3"><text:s/></text:span><text:span text:style-name="T5">returns User's details.</text:span></text:p>
        </text:list-item>
      </text:list>
      <text:p text:style-name="P27"><text:span text:style-name="T14">Headers</text:span> Parame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9">Name</text:p>
          </table:table-cell>
          <table:table-cell table:style-name="Table17.A1" office:value-type="string">
            <text:p text:style-name="P9">Type</text:p>
          </table:table-cell>
          <table:table-cell table:style-name="Table17.A1" office:value-type="string">
            <text:p text:style-name="P9">Description</text:p>
          </table:table-cell>
          <table:table-cell table:style-name="Table17.D1" office:value-type="string">
            <text:p text:style-name="P9">Mandatory/</text:p>
            <text:p text:style-name="P9">Optional</text:p>
          </table:table-cell>
        </table:table-row>
        <table:table-row>
          <table:table-cell table:style-name="Table17.A2" office:value-type="string">
            <text:p text:style-name="P16">Authorization</text:p>
          </table:table-cell>
          <table:table-cell table:style-name="Table17.A2" office:value-type="string">
            <text:p text:style-name="P15">token</text:p>
          </table:table-cell>
          <table:table-cell table:style-name="Table17.A2" office:value-type="string">
            <text:p text:style-name="P1">User's token.</text:p>
          </table:table-cell>
          <table:table-cell table:style-name="Table17.D2" office:value-type="string">
            <text:p text:style-name="P8">Mandatory</text:p>
          </table:table-cell>
        </table:table-row>
      </table:table>
      <text:p text:style-name="P27"/>
      <text:p text:style-name="P27">Server Response:</text:p>
      <text:p text:style-name="P22"><text:span text:style-name="T3">The server returns the </text:span><text:span text:style-name="T5">user's data</text:span><text:span text:style-name="T3">.</text:span></text:p>
      <text:p text:style-name="P32">Example:</text:p>
      <text:p text:style-name="P17"><text:span text:style-name="T10">GET</text:span><text:span text:style-name="T9"> </text:span><text:span text:style-name="T22">localhost:7777/api/profile</text:span></text:p>
      <text:p text:style-name="P12"><text:soft-page-break/>[HEADERS PARAMETERS]</text:p>
      <text:p text:style-name="P11"/>
      <text:p text:style-name="P4">{<text:line-break/> <text:s/>"_id": "57bae1a5865c9094126bb07a",<text:line-break/> <text:s/>"hash": "bd3f4e4941506bbe6314f35587b7ce131315c70c6809005533e62a3e1518669ea185a950a9e591bdc7fc782762c424ebfce4e0888722887185f44085873af4e8",<text:line-break/> <text:s/>"salt": "1d9f21b55682f34b7d63642c9045684b",<text:line-break/> <text:s/>"position": "Back-End",<text:line-break/> <text:s/>"email": "test@gmail.com",<text:line-break/> <text:s/>"name": "Test User",<text:line-break/> <text:s/>"__v": 0<text:line-break/>}</text:p>
      <text:list xml:id="list31245646" text:continue-numbering="true" text:style-name="L23">
        <text:list-item>
          <text:p text:style-name="P47"><text:span text:style-name="T14">User</text:span> <text:span text:style-name="T14">GET</text:span></text:p>
        </text:list-item>
        <text:list-item>
          <text:p text:style-name="P76">Description:</text:p>
        </text:list-item>
        <text:list-item>
          <text:p text:style-name="P80"><text:span text:style-name="T3"><text:s/></text:span><text:span text:style-name="T5">returns Back-End developers.</text:span></text:p>
        </text:list-item>
      </text:list>
      <text:p text:style-name="P27"><text:span text:style-name="T14">Headers</text:span> Parameter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9">Name</text:p>
          </table:table-cell>
          <table:table-cell table:style-name="Table18.A1" office:value-type="string">
            <text:p text:style-name="P9">Type</text:p>
          </table:table-cell>
          <table:table-cell table:style-name="Table18.A1" office:value-type="string">
            <text:p text:style-name="P9">Description</text:p>
          </table:table-cell>
          <table:table-cell table:style-name="Table18.D1" office:value-type="string">
            <text:p text:style-name="P9">Mandatory/</text:p>
            <text:p text:style-name="P9">Optional</text:p>
          </table:table-cell>
        </table:table-row>
        <table:table-row>
          <table:table-cell table:style-name="Table18.A2" office:value-type="string">
            <text:p text:style-name="P16">Authorization</text:p>
          </table:table-cell>
          <table:table-cell table:style-name="Table18.A2" office:value-type="string">
            <text:p text:style-name="P15">token</text:p>
          </table:table-cell>
          <table:table-cell table:style-name="Table18.A2" office:value-type="string">
            <text:p text:style-name="P1">User's token.</text:p>
          </table:table-cell>
          <table:table-cell table:style-name="Table18.D2" office:value-type="string">
            <text:p text:style-name="P8">Mandatory</text:p>
          </table:table-cell>
        </table:table-row>
      </table:table>
      <text:p text:style-name="P27"/>
      <text:p text:style-name="P27">Server Response:</text:p>
      <text:p text:style-name="P22"><text:span text:style-name="T3">The server returns the </text:span><text:span text:style-name="T5">user's data</text:span><text:span text:style-name="T3">.</text:span></text:p>
      <text:p text:style-name="P32">Example:</text:p>
      <text:p text:style-name="P17"><text:span text:style-name="T10">GET</text:span><text:span text:style-name="T9"> </text:span><text:span text:style-name="T22">localhost:7777/api/</text:span><text:span text:style-name="T15">backEnd</text:span></text:p>
      <text:p text:style-name="P12">[HEADERS PARAMETERS]</text:p>
      <text:p text:style-name="P11"/>
      <text:p text:style-name="P11"/>
      <text:p text:style-name="P4">[<text:line-break/> <text:s/>{<text:line-break/> <text:s text:c="3"/>"_id": "57b58059e71acafc07269a81",<text:line-break/> <text:s text:c="3"/>"position": "Back-End",<text:line-break/> <text:s text:c="3"/>"name": "Dincho Kostadinov"<text:line-break/> <text:s/>},<text:line-break/> <text:s/>{<text:line-break/> <text:s text:c="3"/>"_id": "57bac98b752c7f8c10d240c3",<text:line-break/> <text:s text:c="3"/>"position": "Back-End",<text:line-break/> <text:s text:c="3"/>"name": "sdadasadsd"<text:line-break/> <text:s/>},<text:line-break/> <text:s/>{<text:line-break/> <text:s text:c="3"/>"_id": "57bae18a865c9094126bb079",<text:line-break/> <text:s text:c="3"/>"position": "Back-End",<text:line-break/> <text:s text:c="3"/>"name": "Test user"<text:line-break/> <text:s/>},<text:line-break/> <text:s/>{<text:line-break/> <text:s text:c="3"/>"_id": "57bae1a5865c9094126bb07a",<text:line-break/> <text:s text:c="3"/>"position": "Back-End",<text:line-break/><text:soft-page-break/> <text:s text:c="3"/>"name": "Test User"<text:line-break/> <text:s/>}<text:line-break/>]</text:p>
      <text:list xml:id="list31248703" text:continue-numbering="true" text:style-name="L23">
        <text:list-item>
          <text:p text:style-name="P47"><text:span text:style-name="T14">User</text:span> <text:span text:style-name="T14">GET</text:span></text:p>
        </text:list-item>
        <text:list-item>
          <text:p text:style-name="P76">Description:</text:p>
        </text:list-item>
        <text:list-item>
          <text:p text:style-name="P80"><text:span text:style-name="T3"><text:s/></text:span><text:span text:style-name="T5">returns Front-End developers.</text:span></text:p>
        </text:list-item>
      </text:list>
      <text:p text:style-name="P27"><text:span text:style-name="T14">Headers</text:span> Parameter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9">Name</text:p>
          </table:table-cell>
          <table:table-cell table:style-name="Table19.A1" office:value-type="string">
            <text:p text:style-name="P9">Type</text:p>
          </table:table-cell>
          <table:table-cell table:style-name="Table19.A1" office:value-type="string">
            <text:p text:style-name="P9">Description</text:p>
          </table:table-cell>
          <table:table-cell table:style-name="Table19.D1" office:value-type="string">
            <text:p text:style-name="P9">Mandatory/</text:p>
            <text:p text:style-name="P9">Optional</text:p>
          </table:table-cell>
        </table:table-row>
        <table:table-row>
          <table:table-cell table:style-name="Table19.A2" office:value-type="string">
            <text:p text:style-name="P16">Authorization</text:p>
          </table:table-cell>
          <table:table-cell table:style-name="Table19.A2" office:value-type="string">
            <text:p text:style-name="P15">token</text:p>
          </table:table-cell>
          <table:table-cell table:style-name="Table19.A2" office:value-type="string">
            <text:p text:style-name="P1">User's token.</text:p>
          </table:table-cell>
          <table:table-cell table:style-name="Table19.D2" office:value-type="string">
            <text:p text:style-name="P8">Mandatory</text:p>
          </table:table-cell>
        </table:table-row>
      </table:table>
      <text:p text:style-name="P27"/>
      <text:p text:style-name="P27">Server Response:</text:p>
      <text:p text:style-name="P22"><text:span text:style-name="T3">The server returns the </text:span><text:span text:style-name="T5">user's data</text:span><text:span text:style-name="T3">.</text:span></text:p>
      <text:p text:style-name="P32">Example:</text:p>
      <text:p text:style-name="P17"><text:span text:style-name="T10">GET</text:span><text:span text:style-name="T9"> </text:span><text:span text:style-name="T22">localhost:7777/api/</text:span><text:span text:style-name="T15">frontEnd</text:span></text:p>
      <text:p text:style-name="P12">[HEADERS PARAMETERS]</text:p>
      <text:p text:style-name="P11"/>
      <text:p text:style-name="P11"/>
      <text:p text:style-name="P4">[<text:line-break/> <text:s/>{<text:line-break/> <text:s text:c="3"/>"_id": "57b58083e71acafc07269a82",<text:line-break/> <text:s text:c="3"/>"position": "Front-End",<text:line-break/> <text:s text:c="3"/>"name": "Boyan Chakandrakov"<text:line-break/> <text:s/>},<text:line-break/> <text:s/>{<text:line-break/> <text:s text:c="3"/>"_id": "57b580858385ded8170a1309",<text:line-break/> <text:s text:c="3"/>"position": "Front-End",<text:line-break/> <text:s text:c="3"/>"name": "Petar Yanakiev"<text:line-break/> <text:s/>},<text:line-break/> <text:s/>{<text:line-break/> <text:s text:c="3"/>"_id": "57b5a37f84b5486403da21ef",<text:line-break/> <text:s text:c="3"/>"position": "Front-End",<text:line-break/> <text:s text:c="3"/>"name": "test user"<text:line-break/> <text:s/>},<text:line-break/> <text:s/>{<text:line-break/> <text:s text:c="3"/>"_id": "57b6f01b095eafb82b153a1e",<text:line-break/> <text:s text:c="3"/>"position": "Front-End",<text:line-break/> <text:s text:c="3"/>"name": "dincho kk"<text:line-break/> <text:s/>}<text:line-break/>]</text:p>
      <text:list xml:id="list31250899" text:continue-numbering="true" text:style-name="L23">
        <text:list-item>
          <text:p text:style-name="P47"><text:span text:style-name="T14">User</text:span> <text:span text:style-name="T14">GET</text:span></text:p>
        </text:list-item>
        <text:list-item>
          <text:p text:style-name="P76">Description:</text:p>
        </text:list-item>
        <text:list-item>
          <text:p text:style-name="P80"><text:span text:style-name="T3"><text:s/></text:span><text:span text:style-name="T5">returns Full-Stack developers.</text:span></text:p>
        </text:list-item>
      </text:list>
      <text:p text:style-name="P27"><text:soft-page-break/><text:span text:style-name="T14">Headers</text:span> Paramet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9">Name</text:p>
          </table:table-cell>
          <table:table-cell table:style-name="Table20.A1" office:value-type="string">
            <text:p text:style-name="P9">Type</text:p>
          </table:table-cell>
          <table:table-cell table:style-name="Table20.A1" office:value-type="string">
            <text:p text:style-name="P9">Description</text:p>
          </table:table-cell>
          <table:table-cell table:style-name="Table20.D1" office:value-type="string">
            <text:p text:style-name="P9">Mandatory/</text:p>
            <text:p text:style-name="P9">Optional</text:p>
          </table:table-cell>
        </table:table-row>
        <table:table-row>
          <table:table-cell table:style-name="Table20.A2" office:value-type="string">
            <text:p text:style-name="P16">Authorization</text:p>
          </table:table-cell>
          <table:table-cell table:style-name="Table20.A2" office:value-type="string">
            <text:p text:style-name="P15">token</text:p>
          </table:table-cell>
          <table:table-cell table:style-name="Table20.A2" office:value-type="string">
            <text:p text:style-name="P1">User's token.</text:p>
          </table:table-cell>
          <table:table-cell table:style-name="Table20.D2" office:value-type="string">
            <text:p text:style-name="P8">Mandatory</text:p>
          </table:table-cell>
        </table:table-row>
      </table:table>
      <text:p text:style-name="P27"/>
      <text:p text:style-name="P27">Server Response:</text:p>
      <text:p text:style-name="P22"><text:span text:style-name="T3">The server returns the </text:span><text:span text:style-name="T5">user's data</text:span><text:span text:style-name="T3">.</text:span></text:p>
      <text:p text:style-name="P32">Example:</text:p>
      <text:p text:style-name="P17"><text:span text:style-name="T10">GET</text:span><text:span text:style-name="T9"> </text:span><text:span text:style-name="T22">localhost:7777/api/</text:span><text:span text:style-name="T15">fullStack</text:span></text:p>
      <text:p text:style-name="P12">[HEADERS PARAMETERS]</text:p>
      <text:p text:style-name="P11"/>
      <text:p text:style-name="P4">[<text:line-break/> <text:s/>{<text:line-break/> <text:s text:c="3"/>"_id": "57b896fad3456e60264404a0",<text:line-break/> <text:s text:c="3"/>"position": "Full-Stack",<text:line-break/> <text:s text:c="3"/>"name": "Niki22gh"<text:line-break/> <text:s/>}<text:line-break/>]</text:p>
      <text:list xml:id="list31233752" text:continue-list="list31240068" text:style-name="L22">
        <text:list-item>
          <text:p text:style-name="P55">Project-CRUD</text:p>
        </text:list-item>
      </text:list>
      <text:list xml:id="list2147360296278286212" text:style-name="L24">
        <text:list-item>
          <text:p text:style-name="P48"><text:span text:style-name="T14">Project</text:span> POST</text:p>
        </text:list-item>
        <text:list-item>
          <text:p text:style-name="P77">Description:</text:p>
        </text:list-item>
        <text:list-item>
          <text:p text:style-name="P81"><text:span text:style-name="T3">Manages the </text:span><text:span text:style-name="T4">creation</text:span><text:span text:style-name="T3"> of a project</text:span><text:span text:style-name="T5">.<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list-item>
      </text:list>
      <text:p text:style-name="P27"><text:span text:style-name="T14">Headers</text:span> Parameter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9">Name</text:p>
          </table:table-cell>
          <table:table-cell table:style-name="Table21.A1" office:value-type="string">
            <text:p text:style-name="P9">Type</text:p>
          </table:table-cell>
          <table:table-cell table:style-name="Table21.A1" office:value-type="string">
            <text:p text:style-name="P9">Description</text:p>
          </table:table-cell>
          <table:table-cell table:style-name="Table21.D1" office:value-type="string">
            <text:p text:style-name="P9">Mandatory/</text:p>
            <text:p text:style-name="P9">Optional</text:p>
          </table:table-cell>
        </table:table-row>
        <table:table-row>
          <table:table-cell table:style-name="Table21.A2" office:value-type="string">
            <text:p text:style-name="P16">Authorization</text:p>
          </table:table-cell>
          <table:table-cell table:style-name="Table21.A2" office:value-type="string">
            <text:p text:style-name="P15">token</text:p>
          </table:table-cell>
          <table:table-cell table:style-name="Table21.A2" office:value-type="string">
            <text:p text:style-name="P1">User's token.</text:p>
          </table:table-cell>
          <table:table-cell table:style-name="Table21.D2" office:value-type="string">
            <text:p text:style-name="P8">Mandatory</text:p>
          </table:table-cell>
        </table:table-row>
      </table:table>
      <text:p text:style-name="P27">Body Parameter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9">Name</text:p>
          </table:table-cell>
          <table:table-cell table:style-name="Table22.A1" office:value-type="string">
            <text:p text:style-name="P9">Type</text:p>
          </table:table-cell>
          <table:table-cell table:style-name="Table22.A1" office:value-type="string">
            <text:p text:style-name="P9">Description</text:p>
          </table:table-cell>
          <table:table-cell table:style-name="Table22.D1" office:value-type="string">
            <text:p text:style-name="P9">Mandatory/</text:p>
            <text:p text:style-name="P9">Optional</text:p>
          </table:table-cell>
        </table:table-row>
        <table:table-row>
          <table:table-cell table:style-name="Table22.A2" office:value-type="string">
            <text:p text:style-name="P16">title</text:p>
          </table:table-cell>
          <table:table-cell table:style-name="Table22.A2" office:value-type="string">
            <text:p text:style-name="P15">string</text:p>
          </table:table-cell>
          <table:table-cell table:style-name="Table22.A2" office:value-type="string">
            <text:p text:style-name="P5">Project's title.</text:p>
          </table:table-cell>
          <table:table-cell table:style-name="Table22.D2" office:value-type="string">
            <text:p text:style-name="P8">Mandatory</text:p>
          </table:table-cell>
        </table:table-row>
        <table:table-row>
          <table:table-cell table:style-name="Table22.A2" office:value-type="string">
            <text:p text:style-name="P16">description</text:p>
          </table:table-cell>
          <table:table-cell table:style-name="Table22.A2" office:value-type="string">
            <text:p text:style-name="P14">string</text:p>
          </table:table-cell>
          <table:table-cell table:style-name="Table22.A2" office:value-type="string">
            <text:p text:style-name="P5">Description of the project.</text:p>
          </table:table-cell>
          <table:table-cell table:style-name="Table22.D2" office:value-type="string">
            <text:p text:style-name="P6">Mandatory</text:p>
          </table:table-cell>
        </table:table-row>
        <table:table-row>
          <table:table-cell table:style-name="Table22.A2" office:value-type="string">
            <text:p text:style-name="P16">adminUsers</text:p>
          </table:table-cell>
          <table:table-cell table:style-name="Table22.A2" office:value-type="string">
            <text:p text:style-name="P14">array</text:p>
          </table:table-cell>
          <table:table-cell table:style-name="Table22.A2" office:value-type="string">
            <text:p text:style-name="P5">Project's admins.</text:p>
          </table:table-cell>
          <table:table-cell table:style-name="Table22.D2" office:value-type="string">
            <text:p text:style-name="P6">optional</text:p>
          </table:table-cell>
        </table:table-row>
        <table:table-row>
          <table:table-cell table:style-name="Table22.A2" office:value-type="string">
            <text:p text:style-name="P16">standardUsers</text:p>
          </table:table-cell>
          <table:table-cell table:style-name="Table22.A2" office:value-type="string">
            <text:p text:style-name="P15">array</text:p>
          </table:table-cell>
          <table:table-cell table:style-name="Table22.A2" office:value-type="string">
            <text:p text:style-name="P5">Developers of the project.</text:p>
          </table:table-cell>
          <table:table-cell table:style-name="Table22.D2" office:value-type="string">
            <text:p text:style-name="P8">Optional</text:p>
          </table:table-cell>
        </table:table-row>
      </table:table>
      <text:p text:style-name="P27">Server Response:</text:p>
      <text:p text:style-name="P19">The server returns message,conversationId and projectId.</text:p>
      <text:p text:style-name="P32">Example:</text:p>
      <text:p text:style-name="P17"><text:soft-page-break/><text:span text:style-name="T9">POST <text:s/></text:span><text:span text:style-name="T11">localhost:7777/api/project</text:span></text:p>
      <text:p text:style-name="P12">[HEADERS PARAMETERS]</text:p>
      <text:p text:style-name="P11">[BODY PARAMETERS]</text:p>
      <text:p text:style-name="P11"/>
      <text:p text:style-name="P4">{<text:line-break/> <text:s/>"message": "Conversation started!",<text:line-break/> <text:s/>"conversationId": "57bc09e48437b694137c246f",<text:line-break/> <text:s/>"projectId": "57bc09e48437b694137c246e"<text:line-break/>}</text:p>
      <text:list xml:id="list31262661" text:continue-numbering="true" text:style-name="L24">
        <text:list-item>
          <text:p text:style-name="P48"><text:span text:style-name="T14">Project</text:span> GET</text:p>
        </text:list-item>
        <text:list-item>
          <text:p text:style-name="P77">Description:</text:p>
        </text:list-item>
        <text:list-item>
          <text:p text:style-name="P82">Returns my projects.<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list-item>
      </text:list>
      <text:p text:style-name="P27"><text:span text:style-name="T14">Headers</text:span> Parameters:</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9">Name</text:p>
          </table:table-cell>
          <table:table-cell table:style-name="Table23.A1" office:value-type="string">
            <text:p text:style-name="P9">Type</text:p>
          </table:table-cell>
          <table:table-cell table:style-name="Table23.A1" office:value-type="string">
            <text:p text:style-name="P9">Description</text:p>
          </table:table-cell>
          <table:table-cell table:style-name="Table23.D1" office:value-type="string">
            <text:p text:style-name="P9">Mandatory/</text:p>
            <text:p text:style-name="P9">Optional</text:p>
          </table:table-cell>
        </table:table-row>
        <table:table-row>
          <table:table-cell table:style-name="Table23.A2" office:value-type="string">
            <text:p text:style-name="P16">Authorization</text:p>
          </table:table-cell>
          <table:table-cell table:style-name="Table23.A2" office:value-type="string">
            <text:p text:style-name="P15">token</text:p>
          </table:table-cell>
          <table:table-cell table:style-name="Table23.A2" office:value-type="string">
            <text:p text:style-name="P1">User's token.</text:p>
          </table:table-cell>
          <table:table-cell table:style-name="Table23.D2" office:value-type="string">
            <text:p text:style-name="P8">Mandatory</text:p>
          </table:table-cell>
        </table:table-row>
      </table:table>
      <text:p text:style-name="P27"/>
      <text:p text:style-name="P27">Server Response:</text:p>
      <text:p text:style-name="P19">The server returns details of the projects.</text:p>
      <text:p text:style-name="P32">Example:</text:p>
      <text:p text:style-name="P17"><text:span text:style-name="T9">POST <text:s/></text:span><text:span text:style-name="T11">localhost:7777/api/myProjects</text:span></text:p>
      <text:p text:style-name="P12">[HEADERS PARAMETERS]</text:p>
      <text:p text:style-name="P11"/>
      <text:p text:style-name="P4">[<text:line-break/> <text:s/>{<text:line-break/> <text:s text:c="3"/>"_id": "57bc09e48437b694137c246e",<text:line-break/> <text:s text:c="3"/>"description": "html,css,js",<text:line-break/> <text:s text:c="3"/>"owner": "57bae1a5865c9094126bb07a",<text:line-break/> <text:s text:c="3"/>"title": "PSD to Html",<text:line-break/> <text:s text:c="3"/>"__v": 0,<text:line-break/> <text:s text:c="3"/>"createdAt": "2016-08-23T08:31:32.107Z",<text:line-break/> <text:s text:c="3"/>"standardUsers": [],<text:line-break/> <text:s text:c="3"/>"adminUsers": [],<text:line-break/> <text:s text:c="3"/>"status": true<text:line-break/> <text:s/>}<text:line-break/>]</text:p>
      <text:list xml:id="list31258762" text:continue-numbering="true" text:style-name="L24">
        <text:list-item>
          <text:p text:style-name="P48"><text:span text:style-name="T14">Project</text:span> GET</text:p>
        </text:list-item>
        <text:list-item>
          <text:p text:style-name="P77">Description:</text:p>
        </text:list-item>
        <text:list-item>
          <text:p text:style-name="P82">Returns projects which user is admin.<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p>
        </text:list-item>
      </text:list>
      <text:p text:style-name="P27"><text:span text:style-name="T14">Headers</text:span> Parameter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9">Name</text:p>
          </table:table-cell>
          <table:table-cell table:style-name="Table24.A1" office:value-type="string">
            <text:p text:style-name="P9">Type</text:p>
          </table:table-cell>
          <table:table-cell table:style-name="Table24.A1" office:value-type="string">
            <text:p text:style-name="P9">Description</text:p>
          </table:table-cell>
          <table:table-cell table:style-name="Table24.D1" office:value-type="string">
            <text:p text:style-name="P9">Mandatory/</text:p>
            <text:p text:style-name="P9">Optional</text:p>
          </table:table-cell>
        </table:table-row>
        <table:table-row>
          <table:table-cell table:style-name="Table24.A2" office:value-type="string">
            <text:p text:style-name="P16">Authorization</text:p>
          </table:table-cell>
          <table:table-cell table:style-name="Table24.A2" office:value-type="string">
            <text:p text:style-name="P15">token</text:p>
          </table:table-cell>
          <table:table-cell table:style-name="Table24.A2" office:value-type="string">
            <text:p text:style-name="P1">User's token.</text:p>
          </table:table-cell>
          <table:table-cell table:style-name="Table24.D2" office:value-type="string">
            <text:p text:style-name="P8">Mandatory</text:p>
          </table:table-cell>
        </table:table-row>
      </table:table>
      <text:p text:style-name="P27"/>
      <text:p text:style-name="P27">Server Response:</text:p>
      <text:p text:style-name="P19">The server returns id,description and title.</text:p>
      <text:p text:style-name="P32">Example:</text:p>
      <text:p text:style-name="P17"><text:span text:style-name="T9">POST <text:s/></text:span><text:span text:style-name="T11">localhost:7777/api/admin/projects</text:span></text:p>
      <text:p text:style-name="P12">[HEADERS PARAMETERS]</text:p>
      <text:p text:style-name="P11"/>
      <text:p text:style-name="P4">[<text:line-break/> <text:s/>{<text:line-break/> <text:s text:c="3"/>"_id": "57bc0db38437b694137c2471",<text:line-break/> <text:s text:c="3"/>"description": "this is description",<text:line-break/> <text:s text:c="3"/>"title": "test projecT"<text:line-break/> <text:s/>}<text:line-break/>]</text:p>
      <text:list xml:id="list31254873" text:continue-numbering="true" text:style-name="L24">
        <text:list-item>
          <text:p text:style-name="P48"><text:span text:style-name="T14">Project</text:span> GET</text:p>
        </text:list-item>
        <text:list-item>
          <text:p text:style-name="P77">Description:</text:p>
        </text:list-item>
        <text:list-item>
          <text:p text:style-name="P82">Returns projects which user is developer.<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list-item>
      </text:list>
      <text:p text:style-name="P27"><text:span text:style-name="T14">Headers</text:span> Parameters:</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9">Name</text:p>
          </table:table-cell>
          <table:table-cell table:style-name="Table25.A1" office:value-type="string">
            <text:p text:style-name="P9">Type</text:p>
          </table:table-cell>
          <table:table-cell table:style-name="Table25.A1" office:value-type="string">
            <text:p text:style-name="P9">Description</text:p>
          </table:table-cell>
          <table:table-cell table:style-name="Table25.D1" office:value-type="string">
            <text:p text:style-name="P9">Mandatory/</text:p>
            <text:p text:style-name="P9">Optional</text:p>
          </table:table-cell>
        </table:table-row>
        <table:table-row>
          <table:table-cell table:style-name="Table25.A2" office:value-type="string">
            <text:p text:style-name="P16">Authorization</text:p>
          </table:table-cell>
          <table:table-cell table:style-name="Table25.A2" office:value-type="string">
            <text:p text:style-name="P15">token</text:p>
          </table:table-cell>
          <table:table-cell table:style-name="Table25.A2" office:value-type="string">
            <text:p text:style-name="P1">User's token.</text:p>
          </table:table-cell>
          <table:table-cell table:style-name="Table25.D2" office:value-type="string">
            <text:p text:style-name="P8">Mandatory</text:p>
          </table:table-cell>
        </table:table-row>
      </table:table>
      <text:p text:style-name="P27"/>
      <text:p text:style-name="P27">Server Response:</text:p>
      <text:p text:style-name="P19">The server returns id,description and title.</text:p>
      <text:p text:style-name="P32">Example:</text:p>
      <text:p text:style-name="P17"><text:span text:style-name="T9">POST <text:s/></text:span><text:span text:style-name="T11">localhost:7777/api/developer/projects</text:span></text:p>
      <text:p text:style-name="P12">[HEADERS PARAMETERS]</text:p>
      <text:p text:style-name="P11"/>
      <text:p text:style-name="P4">[<text:line-break/> <text:s/>{<text:line-break/> <text:s text:c="3"/>"_id": "57bc0e1c8437b694137c2474",<text:line-break/><text:soft-page-break/> <text:s text:c="3"/>"description": "description",<text:line-break/> <text:s text:c="3"/>"title": "testtt"<text:line-break/> <text:s/>}<text:line-break/>]</text:p>
      <text:list xml:id="list31253651" text:continue-numbering="true" text:style-name="L24">
        <text:list-item>
          <text:p text:style-name="P48"><text:span text:style-name="T14">Project</text:span> GET</text:p>
        </text:list-item>
        <text:list-item>
          <text:p text:style-name="P77">Description:</text:p>
        </text:list-item>
        <text:list-item>
          <text:p text:style-name="P82">Returns project's details.<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list-item>
      </text:list>
      <text:p text:style-name="P27"><text:span text:style-name="T14">Headers</text:span> Parameter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9">Name</text:p>
          </table:table-cell>
          <table:table-cell table:style-name="Table26.A1" office:value-type="string">
            <text:p text:style-name="P9">Type</text:p>
          </table:table-cell>
          <table:table-cell table:style-name="Table26.A1" office:value-type="string">
            <text:p text:style-name="P9">Description</text:p>
          </table:table-cell>
          <table:table-cell table:style-name="Table26.D1" office:value-type="string">
            <text:p text:style-name="P9">Mandatory/</text:p>
            <text:p text:style-name="P9">Optional</text:p>
          </table:table-cell>
        </table:table-row>
        <table:table-row>
          <table:table-cell table:style-name="Table26.A2" office:value-type="string">
            <text:p text:style-name="P16">Authorization</text:p>
          </table:table-cell>
          <table:table-cell table:style-name="Table26.A2" office:value-type="string">
            <text:p text:style-name="P15">token</text:p>
          </table:table-cell>
          <table:table-cell table:style-name="Table26.A2" office:value-type="string">
            <text:p text:style-name="P1">User's token.</text:p>
          </table:table-cell>
          <table:table-cell table:style-name="Table26.D2" office:value-type="string">
            <text:p text:style-name="P8">Mandatory</text:p>
          </table:table-cell>
        </table:table-row>
      </table:table>
      <text:p text:style-name="P27"><text:span text:style-name="T14">Method</text:span> Parameters:</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9">Name</text:p>
          </table:table-cell>
          <table:table-cell table:style-name="Table27.A1" office:value-type="string">
            <text:p text:style-name="P9">Type</text:p>
          </table:table-cell>
          <table:table-cell table:style-name="Table27.A1" office:value-type="string">
            <text:p text:style-name="P9">Description</text:p>
          </table:table-cell>
          <table:table-cell table:style-name="Table27.D1" office:value-type="string">
            <text:p text:style-name="P9">Mandatory/</text:p>
            <text:p text:style-name="P9">Optional</text:p>
          </table:table-cell>
        </table:table-row>
        <table:table-row>
          <table:table-cell table:style-name="Table27.A2" office:value-type="string">
            <text:p text:style-name="P16">id</text:p>
          </table:table-cell>
          <table:table-cell table:style-name="Table27.A2" office:value-type="string">
            <text:p text:style-name="P15">string</text:p>
          </table:table-cell>
          <table:table-cell table:style-name="Table27.A2" office:value-type="string">
            <text:p text:style-name="P1">Id of the project.</text:p>
          </table:table-cell>
          <table:table-cell table:style-name="Table27.D2" office:value-type="string">
            <text:p text:style-name="P8">Mandatory</text:p>
          </table:table-cell>
        </table:table-row>
      </table:table>
      <text:p text:style-name="P27"/>
      <text:p text:style-name="P27">Server Response:</text:p>
      <text:p text:style-name="P19">The server returns project's details.</text:p>
      <text:p text:style-name="P32">Example:</text:p>
      <text:p text:style-name="P17"><text:span text:style-name="T9">POST <text:s/></text:span><text:span text:style-name="T11">localhost:7777/api/project/:id</text:span></text:p>
      <text:p text:style-name="P12">[HEADERS PARAMETERS]</text:p>
      <text:p text:style-name="P12">[METHOD PARAMETERS]</text:p>
      <text:p text:style-name="P11"/>
      <text:p text:style-name="P4">[{<text:line-break/> <text:s/>"_id": "57bc0e1c8437b694137c2474",<text:line-break/> <text:s/>"description": "description",<text:line-break/> <text:s/>"owner": "57b58083e71acafc07269a82",<text:line-break/> <text:s/>"title": "testtt",<text:line-break/> <text:s/>"__v": 0,<text:line-break/> <text:s/>"createdAt": "2016-08-23T08:49:32.616Z",<text:line-break/> <text:s/>"standardUsers": [<text:line-break/> <text:s text:c="3"/>"57b5a37f84b5486403da21ef",<text:line-break/> <text:s text:c="3"/>"57bae18a865c9094126bb079",<text:line-break/> <text:s text:c="3"/>"57bae1a5865c9094126bb07a"<text:line-break/> <text:s/>],<text:line-break/> <text:s/>"adminUsers": [<text:line-break/> <text:s text:c="3"/>"57b580858385ded8170a1309"<text:line-break/> <text:s/>],<text:line-break/> <text:s/>"status": true<text:line-break/>}</text:p>
      <text:list xml:id="list31261990" text:continue-list="list31250899" text:style-name="L23">
        <text:list-item>
          <text:p text:style-name="P47"><text:soft-page-break/><text:span text:style-name="T14">Project</text:span> PUT</text:p>
        </text:list-item>
        <text:list-item>
          <text:p text:style-name="P76">Description:</text:p>
        </text:list-item>
        <text:list-item>
          <text:p text:style-name="P80"><text:span text:style-name="T3">Manages the </text:span><text:span text:style-name="T4">update</text:span><text:span text:style-name="T3"> of <text:s/>project</text:span><text:span text:style-name="T5">'s data. Only Project's owner and project's admins can update data.</text:span></text:p>
        </text:list-item>
      </text:list>
      <text:p text:style-name="P27"><text:span text:style-name="T14">Method</text:span> Parameter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9">Name</text:p>
          </table:table-cell>
          <table:table-cell table:style-name="Table32.A1" office:value-type="string">
            <text:p text:style-name="P9">Type</text:p>
          </table:table-cell>
          <table:table-cell table:style-name="Table32.A1" office:value-type="string">
            <text:p text:style-name="P9">Description</text:p>
          </table:table-cell>
          <table:table-cell table:style-name="Table32.D1" office:value-type="string">
            <text:p text:style-name="P9">Mandatory/</text:p>
            <text:p text:style-name="P9">Optional</text:p>
          </table:table-cell>
        </table:table-row>
        <table:table-row>
          <table:table-cell table:style-name="Table32.A2" office:value-type="string">
            <text:p text:style-name="P16">id</text:p>
          </table:table-cell>
          <table:table-cell table:style-name="Table32.A2" office:value-type="string">
            <text:p text:style-name="P15">string</text:p>
          </table:table-cell>
          <table:table-cell table:style-name="Table32.A2" office:value-type="string">
            <text:p text:style-name="P1">Id of the project.</text:p>
          </table:table-cell>
          <table:table-cell table:style-name="Table32.D2" office:value-type="string">
            <text:p text:style-name="P8">Mandatory</text:p>
          </table:table-cell>
        </table:table-row>
      </table:table>
      <text:p text:style-name="P37"/>
      <text:p text:style-name="P27"><text:span text:style-name="T14">Headers</text:span> Parameter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9">Name</text:p>
          </table:table-cell>
          <table:table-cell table:style-name="Table28.A1" office:value-type="string">
            <text:p text:style-name="P9">Type</text:p>
          </table:table-cell>
          <table:table-cell table:style-name="Table28.A1" office:value-type="string">
            <text:p text:style-name="P9">Description</text:p>
          </table:table-cell>
          <table:table-cell table:style-name="Table28.D1" office:value-type="string">
            <text:p text:style-name="P9">Mandatory/</text:p>
            <text:p text:style-name="P9">Optional</text:p>
          </table:table-cell>
        </table:table-row>
        <table:table-row>
          <table:table-cell table:style-name="Table28.A2" office:value-type="string">
            <text:p text:style-name="P16">Authorization</text:p>
          </table:table-cell>
          <table:table-cell table:style-name="Table28.A2" office:value-type="string">
            <text:p text:style-name="P15">token</text:p>
          </table:table-cell>
          <table:table-cell table:style-name="Table28.A2" office:value-type="string">
            <text:p text:style-name="P1">User's token.</text:p>
          </table:table-cell>
          <table:table-cell table:style-name="Table28.D2" office:value-type="string">
            <text:p text:style-name="P8">Mandatory</text:p>
          </table:table-cell>
        </table:table-row>
      </table:table>
      <text:p text:style-name="P27">Body Parameter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9">Name</text:p>
          </table:table-cell>
          <table:table-cell table:style-name="Table30.A1" office:value-type="string">
            <text:p text:style-name="P9">Type</text:p>
          </table:table-cell>
          <table:table-cell table:style-name="Table30.A1" office:value-type="string">
            <text:p text:style-name="P9">Description</text:p>
          </table:table-cell>
          <table:table-cell table:style-name="Table30.D1" office:value-type="string">
            <text:p text:style-name="P9">Mandatory/</text:p>
            <text:p text:style-name="P9">Optional</text:p>
          </table:table-cell>
        </table:table-row>
        <table:table-row>
          <table:table-cell table:style-name="Table30.A2" office:value-type="string">
            <text:p text:style-name="P16">title</text:p>
          </table:table-cell>
          <table:table-cell table:style-name="Table30.A2" office:value-type="string">
            <text:p text:style-name="P15">string</text:p>
          </table:table-cell>
          <table:table-cell table:style-name="Table30.A2" office:value-type="string">
            <text:p text:style-name="P5">Project's title.</text:p>
          </table:table-cell>
          <table:table-cell table:style-name="Table30.D2" office:value-type="string">
            <text:p text:style-name="P8">Optional</text:p>
          </table:table-cell>
        </table:table-row>
        <table:table-row>
          <table:table-cell table:style-name="Table30.A2" office:value-type="string">
            <text:p text:style-name="P16">description</text:p>
          </table:table-cell>
          <table:table-cell table:style-name="Table30.A2" office:value-type="string">
            <text:p text:style-name="P14">string</text:p>
          </table:table-cell>
          <table:table-cell table:style-name="Table30.A2" office:value-type="string">
            <text:p text:style-name="P5">Description of the project.</text:p>
          </table:table-cell>
          <table:table-cell table:style-name="Table30.D2" office:value-type="string">
            <text:p text:style-name="P6">Optional</text:p>
          </table:table-cell>
        </table:table-row>
        <table:table-row>
          <table:table-cell table:style-name="Table30.A2" office:value-type="string">
            <text:p text:style-name="P16">adminUsers</text:p>
          </table:table-cell>
          <table:table-cell table:style-name="Table30.A2" office:value-type="string">
            <text:p text:style-name="P14">array</text:p>
          </table:table-cell>
          <table:table-cell table:style-name="Table30.A2" office:value-type="string">
            <text:p text:style-name="P5">Project's admins.</text:p>
          </table:table-cell>
          <table:table-cell table:style-name="Table30.D2" office:value-type="string">
            <text:p text:style-name="P6">optional</text:p>
          </table:table-cell>
        </table:table-row>
        <table:table-row>
          <table:table-cell table:style-name="Table30.A2" office:value-type="string">
            <text:p text:style-name="P16">standardUsers</text:p>
          </table:table-cell>
          <table:table-cell table:style-name="Table30.A2" office:value-type="string">
            <text:p text:style-name="P15">array</text:p>
          </table:table-cell>
          <table:table-cell table:style-name="Table30.A2" office:value-type="string">
            <text:p text:style-name="P5">Developers of the project.</text:p>
          </table:table-cell>
          <table:table-cell table:style-name="Table30.D2" office:value-type="string">
            <text:p text:style-name="P8">Optional</text:p>
          </table:table-cell>
        </table:table-row>
        <table:table-row>
          <table:table-cell table:style-name="Table30.A6" office:value-type="string">
            <text:p text:style-name="P16">status</text:p>
          </table:table-cell>
          <table:table-cell table:style-name="Table30.A6" office:value-type="string">
            <text:p text:style-name="P15">boolean</text:p>
          </table:table-cell>
          <table:table-cell table:style-name="Table30.A6" office:value-type="string">
            <text:p text:style-name="P5">Status of the project.</text:p>
          </table:table-cell>
          <table:table-cell table:style-name="Table30.D6" office:value-type="string">
            <text:p text:style-name="P8"/>
          </table:table-cell>
        </table:table-row>
      </table:table>
      <text:p text:style-name="Standard"/>
      <text:p text:style-name="P27">Server Response:</text:p>
      <text:p text:style-name="P22"><text:span text:style-name="T3">The server returns </text:span><text:span text:style-name="T5">project's and conversation's details</text:span><text:span text:style-name="T3">.</text:span></text:p>
      <text:p text:style-name="P32">Example:</text:p>
      <text:p text:style-name="P17"><text:span text:style-name="T9">PUT </text:span><text:span text:style-name="T22">localhost:7777/api/project/:id</text:span></text:p>
      <text:p text:style-name="P12">[HEADERS PARAMETERS]</text:p>
      <text:p text:style-name="P12">[METHOD PARAMETERS]</text:p>
      <text:p text:style-name="P11">[BODY PARAMETERS]</text:p>
      <text:p text:style-name="P4">{<text:line-break/> <text:s/>"message": "project and conversation Updated!",<text:line-break/> <text:s/>"conversation": {<text:line-break/> <text:s text:c="3"/>"_id": "57bc35ec81ea77000db46bb9",<text:line-break/> <text:s text:c="3"/>"projectId": "57bc35ec81ea77000db46bb8",<text:line-break/> <text:s text:c="3"/>"__v": 3,<text:line-break/> <text:s text:c="3"/>"participants": [<text:line-break/> <text:s text:c="5"/>"57bae1a5865c9094126bb07a",<text:line-break/> <text:s text:c="5"/>"57b5a37f84b5486403da21ef",<text:line-break/> <text:s text:c="5"/>"57bae18a865c9094126bb079",<text:line-break/> <text:s text:c="5"/>"57bae1a5865c9094126bb07a"<text:line-break/> <text:s text:c="3"/>]<text:line-break/> <text:s/>},<text:line-break/> <text:s/>"project": {<text:line-break/> <text:s text:c="3"/>"_id": "57bc35ec81ea77000db46bb8",<text:line-break/> <text:s text:c="3"/>"description": "asdvasdasf",<text:line-break/><text:soft-page-break/> <text:s text:c="3"/>"owner": "57b580858385ded8170a1309",<text:line-break/> <text:s text:c="3"/>"title": "updated title",<text:line-break/> <text:s text:c="3"/>"__v": 0,<text:line-break/> <text:s text:c="3"/>"createdAt": "2016-08-23T11:39:24.223Z",<text:line-break/> <text:s text:c="3"/>"standardUsers": [],<text:line-break/> <text:s text:c="3"/>"adminUsers": [<text:line-break/> <text:s text:c="5"/>"57b5a37f84b5486403da21ef",<text:line-break/> <text:s text:c="5"/>"57bae18a865c9094126bb079",<text:line-break/> <text:s text:c="5"/>"57bae1a5865c9094126bb07a"<text:line-break/> <text:s text:c="3"/>],<text:line-break/> <text:s text:c="3"/>"status": true<text:line-break/> <text:s/>}<text:line-break/>}</text:p>
      <text:list xml:id="list31243041" text:continue-numbering="true" text:style-name="L23">
        <text:list-item>
          <text:p text:style-name="P47"><text:span text:style-name="T14">Project</text:span> Delete</text:p>
        </text:list-item>
        <text:list-item>
          <text:p text:style-name="P76">Description:</text:p>
        </text:list-item>
        <text:list-item>
          <text:p text:style-name="P83">Delete project. Only Project's owner can delete project.</text:p>
        </text:list-item>
      </text:list>
      <text:p text:style-name="P27"><text:span text:style-name="T14">Headers</text:span> Parameters:</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9">Name</text:p>
          </table:table-cell>
          <table:table-cell table:style-name="Table29.A1" office:value-type="string">
            <text:p text:style-name="P9">Type</text:p>
          </table:table-cell>
          <table:table-cell table:style-name="Table29.A1" office:value-type="string">
            <text:p text:style-name="P9">Description</text:p>
          </table:table-cell>
          <table:table-cell table:style-name="Table29.D1" office:value-type="string">
            <text:p text:style-name="P9">Mandatory/</text:p>
            <text:p text:style-name="P9">Optional</text:p>
          </table:table-cell>
        </table:table-row>
        <table:table-row>
          <table:table-cell table:style-name="Table29.A2" office:value-type="string">
            <text:p text:style-name="P16">Authorization</text:p>
          </table:table-cell>
          <table:table-cell table:style-name="Table29.A2" office:value-type="string">
            <text:p text:style-name="P15">token</text:p>
          </table:table-cell>
          <table:table-cell table:style-name="Table29.A2" office:value-type="string">
            <text:p text:style-name="P1">User's token.</text:p>
          </table:table-cell>
          <table:table-cell table:style-name="Table29.D2" office:value-type="string">
            <text:p text:style-name="P8">Mandatory</text:p>
          </table:table-cell>
        </table:table-row>
      </table:table>
      <text:p text:style-name="P27"><text:span text:style-name="T14">Method</text:span> Parameters:</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9">Name</text:p>
          </table:table-cell>
          <table:table-cell table:style-name="Table31.A1" office:value-type="string">
            <text:p text:style-name="P9">Type</text:p>
          </table:table-cell>
          <table:table-cell table:style-name="Table31.A1" office:value-type="string">
            <text:p text:style-name="P9">Description</text:p>
          </table:table-cell>
          <table:table-cell table:style-name="Table31.D1" office:value-type="string">
            <text:p text:style-name="P9">Mandatory/</text:p>
            <text:p text:style-name="P9">Optional</text:p>
          </table:table-cell>
        </table:table-row>
        <table:table-row>
          <table:table-cell table:style-name="Table31.A2" office:value-type="string">
            <text:p text:style-name="P16">id</text:p>
          </table:table-cell>
          <table:table-cell table:style-name="Table31.A2" office:value-type="string">
            <text:p text:style-name="P15">string</text:p>
          </table:table-cell>
          <table:table-cell table:style-name="Table31.A2" office:value-type="string">
            <text:p text:style-name="P1">Id of the project.</text:p>
          </table:table-cell>
          <table:table-cell table:style-name="Table31.D2" office:value-type="string">
            <text:p text:style-name="P8">Mandatory</text:p>
          </table:table-cell>
        </table:table-row>
      </table:table>
      <text:p text:style-name="P26"/>
      <text:p text:style-name="P27">Server Response:</text:p>
      <text:p text:style-name="P22"><text:span text:style-name="T3">The server returns </text:span><text:span text:style-name="T5">message</text:span><text:span text:style-name="T3">.</text:span></text:p>
      <text:p text:style-name="P33"/>
      <text:list xml:id="list1312756119032707711" text:style-name="L25">
        <text:list-item>
          <text:p text:style-name="P49">Chat GET</text:p>
        </text:list-item>
        <text:list-item>
          <text:p text:style-name="P78">Description:</text:p>
        </text:list-item>
        <text:list-item>
          <text:p text:style-name="P84">Returns details about conversation.<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list-item>
      </text:list>
      <text:p text:style-name="P27"><text:span text:style-name="T14">Headers</text:span> Parameters:</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9">Name</text:p>
          </table:table-cell>
          <table:table-cell table:style-name="Table33.A1" office:value-type="string">
            <text:p text:style-name="P9">Type</text:p>
          </table:table-cell>
          <table:table-cell table:style-name="Table33.A1" office:value-type="string">
            <text:p text:style-name="P9">Description</text:p>
          </table:table-cell>
          <table:table-cell table:style-name="Table33.D1" office:value-type="string">
            <text:p text:style-name="P9">Mandatory/</text:p>
            <text:p text:style-name="P9">Optional</text:p>
          </table:table-cell>
        </table:table-row>
        <table:table-row>
          <table:table-cell table:style-name="Table33.A2" office:value-type="string">
            <text:p text:style-name="P16">Authorization</text:p>
          </table:table-cell>
          <table:table-cell table:style-name="Table33.A2" office:value-type="string">
            <text:p text:style-name="P15">token</text:p>
          </table:table-cell>
          <table:table-cell table:style-name="Table33.A2" office:value-type="string">
            <text:p text:style-name="P1">User's token.</text:p>
          </table:table-cell>
          <table:table-cell table:style-name="Table33.D2" office:value-type="string">
            <text:p text:style-name="P8">Mandatory</text:p>
          </table:table-cell>
        </table:table-row>
      </table:table>
      <text:p text:style-name="P27"><text:soft-page-break/>Method Parameter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9">Name</text:p>
          </table:table-cell>
          <table:table-cell table:style-name="Table34.A1" office:value-type="string">
            <text:p text:style-name="P9">Type</text:p>
          </table:table-cell>
          <table:table-cell table:style-name="Table34.A1" office:value-type="string">
            <text:p text:style-name="P9">Description</text:p>
          </table:table-cell>
          <table:table-cell table:style-name="Table34.D1" office:value-type="string">
            <text:p text:style-name="P9">Mandatory/</text:p>
            <text:p text:style-name="P9">Optional</text:p>
          </table:table-cell>
        </table:table-row>
        <table:table-row>
          <table:table-cell table:style-name="Table34.A2" office:value-type="string">
            <text:p text:style-name="P16">conversationId</text:p>
          </table:table-cell>
          <table:table-cell table:style-name="Table34.A2" office:value-type="string">
            <text:p text:style-name="P15">string</text:p>
          </table:table-cell>
          <table:table-cell table:style-name="Table34.A2" office:value-type="string">
            <text:p text:style-name="P5">Conversation's id.</text:p>
          </table:table-cell>
          <table:table-cell table:style-name="Table34.D2" office:value-type="string">
            <text:p text:style-name="P8">Mandatory</text:p>
          </table:table-cell>
        </table:table-row>
      </table:table>
      <text:p text:style-name="P27">Server Response:</text:p>
      <text:p text:style-name="P19">The server returns conversation's details.</text:p>
      <text:p text:style-name="P32">Example:</text:p>
      <text:p text:style-name="P17"><text:span text:style-name="T9">POST <text:s/></text:span><text:span text:style-name="T11">localhost:7777/api/chat/:id</text:span></text:p>
      <text:p text:style-name="P12">[HEADERS PARAMETERS]</text:p>
      <text:p text:style-name="P11">[METHOD PARAMETERS]</text:p>
      <text:p text:style-name="P11"/>
      <text:p text:style-name="P4">{<text:line-break/> <text:s/>"conversation": [<text:line-break/> <text:s text:c="3"/>{<text:line-break/> <text:s text:c="5"/>"_id": "57bc386a81ea77000db46bbd",<text:line-break/> <text:s text:c="5"/>"createdAt": "2016-08-23T11:50:02.664Z",<text:line-break/> <text:s text:c="5"/>"author": {<text:line-break/> <text:s text:c="7"/>"_id": "57b580858385ded8170a1309"<text:line-break/> <text:s text:c="5"/>},<text:line-break/> <text:s text:c="5"/>"body": "Conversation created!"<text:line-break/> <text:s text:c="3"/>}<text:line-break/> <text:s/>]<text:line-break/>}</text:p>
      <text:list xml:id="list31237854" text:continue-numbering="true" text:style-name="L25">
        <text:list-item>
          <text:p text:style-name="P49">Chat GET</text:p>
        </text:list-item>
        <text:list-item>
          <text:p text:style-name="P78">Description:</text:p>
        </text:list-item>
        <text:list-item>
          <text:p text:style-name="P84">Returns chat's participants.<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list-item>
      </text:list>
      <text:p text:style-name="P27"><text:span text:style-name="T14">Headers</text:span> Parameters:</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9">Name</text:p>
          </table:table-cell>
          <table:table-cell table:style-name="Table35.A1" office:value-type="string">
            <text:p text:style-name="P9">Type</text:p>
          </table:table-cell>
          <table:table-cell table:style-name="Table35.A1" office:value-type="string">
            <text:p text:style-name="P9">Description</text:p>
          </table:table-cell>
          <table:table-cell table:style-name="Table35.D1" office:value-type="string">
            <text:p text:style-name="P9">Mandatory/</text:p>
            <text:p text:style-name="P9">Optional</text:p>
          </table:table-cell>
        </table:table-row>
        <table:table-row>
          <table:table-cell table:style-name="Table35.A2" office:value-type="string">
            <text:p text:style-name="P16">Authorization</text:p>
          </table:table-cell>
          <table:table-cell table:style-name="Table35.A2" office:value-type="string">
            <text:p text:style-name="P15">token</text:p>
          </table:table-cell>
          <table:table-cell table:style-name="Table35.A2" office:value-type="string">
            <text:p text:style-name="P1">User's token.</text:p>
          </table:table-cell>
          <table:table-cell table:style-name="Table35.D2" office:value-type="string">
            <text:p text:style-name="P8">Mandatory</text:p>
          </table:table-cell>
        </table:table-row>
      </table:table>
      <text:p text:style-name="P27">Method Parameter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9">Name</text:p>
          </table:table-cell>
          <table:table-cell table:style-name="Table36.A1" office:value-type="string">
            <text:p text:style-name="P9">Type</text:p>
          </table:table-cell>
          <table:table-cell table:style-name="Table36.A1" office:value-type="string">
            <text:p text:style-name="P9">Description</text:p>
          </table:table-cell>
          <table:table-cell table:style-name="Table36.D1" office:value-type="string">
            <text:p text:style-name="P9">Mandatory/</text:p>
            <text:p text:style-name="P9">Optional</text:p>
          </table:table-cell>
        </table:table-row>
        <table:table-row>
          <table:table-cell table:style-name="Table36.A2" office:value-type="string">
            <text:p text:style-name="P16">conversationId</text:p>
          </table:table-cell>
          <table:table-cell table:style-name="Table36.A2" office:value-type="string">
            <text:p text:style-name="P15">string</text:p>
          </table:table-cell>
          <table:table-cell table:style-name="Table36.A2" office:value-type="string">
            <text:p text:style-name="P5">Conversation's id.</text:p>
          </table:table-cell>
          <table:table-cell table:style-name="Table36.D2" office:value-type="string">
            <text:p text:style-name="P8">Mandatory</text:p>
          </table:table-cell>
        </table:table-row>
      </table:table>
      <text:p text:style-name="P27">Server Response:</text:p>
      <text:p text:style-name="P19">The server returns participants.</text:p>
      <text:p text:style-name="P32">Example:</text:p>
      <text:p text:style-name="P17"><text:span text:style-name="T9">POST <text:s/></text:span><text:span text:style-name="T11">llocalhost:7777/api//chat/:id</text:span></text:p>
      <text:p text:style-name="P12">[HEADERS PARAMETERS]</text:p>
      <text:p text:style-name="P11">[METHOD PARAMETERS]</text:p>
      <text:p text:style-name="P11"><text:soft-page-break/></text:p>
      <text:p text:style-name="P4">[<text:line-break/> <text:s/>{<text:line-break/> <text:s text:c="3"/>"_id": "57b580858385ded8170a1309",<text:line-break/> <text:s text:c="3"/>"position": "Front-End",<text:line-break/> <text:s text:c="3"/>"name": "Pesho"<text:line-break/> <text:s/>},<text:line-break/> <text:s/>{<text:line-break/> <text:s text:c="3"/>"_id": "57b5a37f84b5486403da21ef",<text:line-break/> <text:s text:c="3"/>"position": "Front-End",<text:line-break/> <text:s text:c="3"/>"name": "test user"<text:line-break/> <text: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Courier 10 Pitch" svg:font-family="'Courier 10 Pitch'"/>
    <style:font-face style:name="Courier New1" svg:font-family="'Courier New'"/>
    <style:font-face style:name="Symbol" svg:font-family="Symbol"/>
    <style:font-face style:name="Ubuntu" svg:font-family="Ubuntu"/>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8-25T11:07:16.45</dc:date>
    <meta:editing-duration>PT8H33M33S</meta:editing-duration>
    <meta:editing-cycles>3</meta:editing-cycles>
    <meta:generator>OpenOffice/4.1.1$Win32 OpenOffice.org_project/411m6$Build-9775</meta:generator>
    <meta:document-statistic meta:table-count="36" meta:image-count="0" meta:object-count="0" meta:page-count="19" meta:paragraph-count="672" meta:word-count="1888" meta:character-count="16854"/>
  </office:meta>
</office:document-meta>
</file>